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 Code Pro" svg:font-family="Source Code Pr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583in" text:min-label-width="0.25in" text:list-level-position-and-space-mode="label-alignment">
          <style:list-level-label-alignment text:label-followed-by="listtab" fo:margin-left="1.2083in" fo:text-indent="-0.25in"/>
        </style:list-level-properties>
        <style:text-properties style:font-name="Symbol"/>
      </text:list-level-style-bullet>
      <text:list-level-style-bullet text:level="2" text:style-name="WW_CharLFO2LVL2" text:bullet-char="o">
        <style:list-level-properties text:space-before="1.4583in" text:min-label-width="0.25in" text:list-level-position-and-space-mode="label-alignment">
          <style:list-level-label-alignment text:label-followed-by="listtab" fo:margin-left="1.7083in" fo:text-indent="-0.25in"/>
        </style:list-level-properties>
        <style:text-properties style:font-name="Courier New"/>
      </text:list-level-style-bullet>
      <text:list-level-style-bullet text:level="3" text:style-name="WW_CharLFO2LVL3"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Wingdings"/>
      </text:list-level-style-bullet>
      <text:list-level-style-bullet text:level="4" text:style-name="WW_CharLFO2LVL4"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Symbol"/>
      </text:list-level-style-bullet>
      <text:list-level-style-bullet text:level="5" text:style-name="WW_CharLFO2LVL5"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6" text:style-name="WW_CharLFO2LVL6"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7" text:style-name="WW_CharLFO2LVL7"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8" text:style-name="WW_CharLFO2LVL8"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9" text:style-name="WW_CharLFO2LVL9"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Symbol"/>
      </text:list-level-style-bullet>
      <text:list-level-style-bullet text:level="2" text:style-name="WW_CharLFO4LVL2" text:bullet-char="o">
        <style:list-level-properties text:space-before="1.5416in" text:min-label-width="0.25in" text:list-level-position-and-space-mode="label-alignment">
          <style:list-level-label-alignment text:label-followed-by="listtab" fo:margin-left="1.7916in" fo:text-indent="-0.25in"/>
        </style:list-level-properties>
        <style:text-properties style:font-name="Courier New"/>
      </text:list-level-style-bullet>
      <text:list-level-style-bullet text:level="3" text:style-name="WW_CharLFO4LVL3"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Wingdings"/>
      </text:list-level-style-bullet>
      <text:list-level-style-bullet text:level="4" text:style-name="WW_CharLFO4LVL4"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Symbol"/>
      </text:list-level-style-bullet>
      <text:list-level-style-bullet text:level="5" text:style-name="WW_CharLFO4LVL5" text:bullet-char="o">
        <style:list-level-properties text:space-before="3.0416in" text:min-label-width="0.25in" text:list-level-position-and-space-mode="label-alignment">
          <style:list-level-label-alignment text:label-followed-by="listtab" fo:margin-left="3.2916in" fo:text-indent="-0.25in"/>
        </style:list-level-properties>
        <style:text-properties style:font-name="Courier New"/>
      </text:list-level-style-bullet>
      <text:list-level-style-bullet text:level="6" text:style-name="WW_CharLFO4LVL6"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Wingdings"/>
      </text:list-level-style-bullet>
      <text:list-level-style-bullet text:level="7" text:style-name="WW_CharLFO4LVL7"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Symbol"/>
      </text:list-level-style-bullet>
      <text:list-level-style-bullet text:level="8" text:style-name="WW_CharLFO4LVL8" text:bullet-char="o">
        <style:list-level-properties text:space-before="4.5416in" text:min-label-width="0.25in" text:list-level-position-and-space-mode="label-alignment">
          <style:list-level-label-alignment text:label-followed-by="listtab" fo:margin-left="4.7916in" fo:text-indent="-0.25in"/>
        </style:list-level-properties>
        <style:text-properties style:font-name="Courier New"/>
      </text:list-level-style-bullet>
      <text:list-level-style-bullet text:level="9" text:style-name="WW_CharLFO4LVL9" text:bullet-char="">
        <style:list-level-properties text:space-before="5.0416in" text:min-label-width="0.25in" text:list-level-position-and-space-mode="label-alignment">
          <style:list-level-label-alignment text:label-followed-by="listtab" fo:margin-left="5.2916in" fo:text-indent="-0.25in"/>
        </style:list-level-properties>
        <style:text-properties style:font-name="Wingdings"/>
      </text:list-level-style-bullet>
    </text:list-style>
    <text:list-style style:name="LFO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widows="2" fo:orphans="2"/>
    </style:style>
    <style:style style:name="T3" style:parent-style-name="SourceText" style:family="text">
      <style:text-properties style:font-name="Source Code Pro" fo:color="#000000" fo:font-size="10.5pt" style:font-size-asian="10.5pt" fo:background-color="#F5F7F8"/>
    </style:style>
    <style:style style:name="T4" style:parent-style-name="SourceText" style:family="text">
      <style:text-properties style:font-name="Source Code Pro" fo:font-weight="bold" style:font-weight-asian="bold" fo:color="#006699" fo:font-size="10.5pt" style:font-size-asian="10.5pt" fo:background-color="#F5F7F8"/>
    </style:style>
    <style:style style:name="T5" style:parent-style-name="DefaultParagraphFont" style:family="text">
      <style:text-properties style:font-name="Source Code Pro" fo:color="#3A3A3A" fo:font-size="10.5pt" style:font-size-asian="10.5pt" fo:background-color="#F5F7F8"/>
    </style:style>
    <style:style style:name="T6" style:parent-style-name="SourceText" style:family="text">
      <style:text-properties style:font-name="Source Code Pro" fo:color="#000000" fo:font-size="10.5pt" style:font-size-asian="10.5pt" fo:background-color="#F5F7F8"/>
    </style:style>
    <style:style style:name="T7" style:parent-style-name="SourceText" style:family="text">
      <style:text-properties style:font-name="Source Code Pro" fo:color="#000000" fo:font-size="10.5pt" style:font-size-asian="10.5pt" fo:background-color="#F5F7F8"/>
    </style:style>
    <style:style style:name="P8" style:parent-style-name="Standard" style:family="paragraph">
      <style:paragraph-properties fo:widows="2" fo:orphans="2"/>
    </style:style>
    <style:style style:name="T9" style:parent-style-name="SourceText" style:family="text">
      <style:text-properties fo:color="#3A3A3A" fo:background-color="#F5F7F8"/>
    </style:style>
    <style:style style:name="T10" style:parent-style-name="SourceText" style:family="text">
      <style:text-properties style:font-name="Source Code Pro" fo:color="#000000" fo:font-size="10.5pt" style:font-size-asian="10.5pt" fo:background-color="#F5F7F8"/>
    </style:style>
    <style:style style:name="P11" style:parent-style-name="Standard" style:family="paragraph">
      <style:paragraph-properties fo:widows="2" fo:orphans="2"/>
      <style:text-properties fo:color="#3A3A3A" fo:background-color="#F5F7F8"/>
    </style:style>
    <style:style style:name="P12" style:parent-style-name="Standard" style:family="paragraph">
      <style:paragraph-properties fo:widows="2" fo:orphans="2"/>
    </style:style>
    <style:style style:name="T13" style:parent-style-name="SourceText" style:family="text">
      <style:text-properties fo:color="#3A3A3A" fo:background-color="#F5F7F8"/>
    </style:style>
    <style:style style:name="T14" style:parent-style-name="SourceText" style:family="text">
      <style:text-properties style:font-name="Source Code Pro" fo:color="#000000" fo:font-size="10.5pt" style:font-size-asian="10.5pt" fo:background-color="#F5F7F8"/>
    </style:style>
    <style:style style:name="T15" style:parent-style-name="SourceText" style:family="text">
      <style:text-properties style:font-name="Source Code Pro" fo:font-weight="bold" style:font-weight-asian="bold" fo:color="#006699" fo:font-size="10.5pt" style:font-size-asian="10.5pt" fo:background-color="#F5F7F8"/>
    </style:style>
    <style:style style:name="T16" style:parent-style-name="DefaultParagraphFont" style:family="text">
      <style:text-properties style:font-name="Source Code Pro" fo:color="#3A3A3A" fo:font-size="10.5pt" style:font-size-asian="10.5pt" fo:background-color="#F5F7F8"/>
    </style:style>
    <style:style style:name="T17" style:parent-style-name="SourceText" style:family="text">
      <style:text-properties style:font-name="Source Code Pro" fo:color="#000000" fo:font-size="10.5pt" style:font-size-asian="10.5pt" fo:background-color="#F5F7F8"/>
    </style:style>
    <style:style style:name="T18" style:parent-style-name="SourceText" style:family="text">
      <style:text-properties style:font-name="Source Code Pro" fo:font-weight="bold" style:font-weight-asian="bold" fo:color="#006699" fo:font-size="10.5pt" style:font-size-asian="10.5pt" fo:background-color="#F5F7F8"/>
    </style:style>
    <style:style style:name="T19" style:parent-style-name="SourceText" style:family="text">
      <style:text-properties style:font-name="Source Code Pro" fo:color="#000000" fo:font-size="10.5pt" style:font-size-asian="10.5pt" fo:background-color="#F5F7F8"/>
    </style:style>
    <style:style style:name="T20" style:parent-style-name="SourceText" style:family="text">
      <style:text-properties style:font-name="Source Code Pro" fo:font-weight="bold" style:font-weight-asian="bold" fo:color="#006699" fo:font-size="10.5pt" style:font-size-asian="10.5pt" fo:background-color="#F5F7F8"/>
    </style:style>
    <style:style style:name="T21" style:parent-style-name="SourceText" style:family="text">
      <style:text-properties style:font-name="Source Code Pro" fo:color="#000000" fo:font-size="10.5pt" style:font-size-asian="10.5pt" fo:background-color="#F5F7F8"/>
    </style:style>
    <style:style style:name="P22" style:parent-style-name="Standard" style:family="paragraph">
      <style:paragraph-properties fo:widows="2" fo:orphans="2"/>
    </style:style>
    <style:style style:name="T23" style:parent-style-name="SourceText" style:family="text">
      <style:text-properties fo:color="#3A3A3A" fo:background-color="#F5F7F8"/>
    </style:style>
    <style:style style:name="T24" style:parent-style-name="SourceText" style:family="text">
      <style:text-properties style:font-name="Source Code Pro" fo:color="#000000" fo:font-size="10.5pt" style:font-size-asian="10.5pt" fo:background-color="#F5F7F8"/>
    </style:style>
    <style:style style:name="T25" style:parent-style-name="SourceText" style:family="text">
      <style:text-properties style:font-name="Source Code Pro" fo:color="#0000FF" fo:font-size="10.5pt" style:font-size-asian="10.5pt" fo:background-color="#F5F7F8"/>
    </style:style>
    <style:style style:name="T26" style:parent-style-name="SourceText" style:family="text">
      <style:text-properties style:font-name="Source Code Pro" fo:color="#000000" fo:font-size="10.5pt" style:font-size-asian="10.5pt" fo:background-color="#F5F7F8"/>
    </style:style>
    <style:style style:name="P27" style:parent-style-name="Standard" style:family="paragraph">
      <style:paragraph-properties fo:widows="2" fo:orphans="2"/>
    </style:style>
    <style:style style:name="T28" style:parent-style-name="SourceText" style:family="text">
      <style:text-properties fo:color="#3A3A3A" fo:background-color="#F5F7F8"/>
    </style:style>
    <style:style style:name="T29" style:parent-style-name="SourceText" style:family="text">
      <style:text-properties style:font-name="Source Code Pro" fo:color="#000000" fo:font-size="10.5pt" style:font-size-asian="10.5pt" fo:background-color="#F5F7F8"/>
    </style:style>
    <style:style style:name="P30" style:parent-style-name="Standard" style:family="paragraph">
      <style:paragraph-properties fo:widows="2" fo:orphans="2"/>
    </style:style>
    <style:style style:name="T31" style:parent-style-name="SourceText" style:family="text">
      <style:text-properties style:font-name="Source Code Pro" fo:font-weight="bold" style:font-weight-asian="bold" fo:color="#006699" fo:font-size="10.5pt" style:font-size-asian="10.5pt" fo:background-color="#F5F7F8"/>
    </style:style>
    <style:style style:name="T32" style:parent-style-name="DefaultParagraphFont" style:family="text">
      <style:text-properties style:font-name="Source Code Pro" fo:color="#3A3A3A" fo:font-size="10.5pt" style:font-size-asian="10.5pt" fo:background-color="#F5F7F8"/>
    </style:style>
    <style:style style:name="T33" style:parent-style-name="SourceText" style:family="text">
      <style:text-properties style:font-name="Source Code Pro" fo:font-weight="bold" style:font-weight-asian="bold" fo:color="#006699" fo:font-size="10.5pt" style:font-size-asian="10.5pt" fo:background-color="#F5F7F8"/>
    </style:style>
    <style:style style:name="T34" style:parent-style-name="DefaultParagraphFont" style:family="text">
      <style:text-properties style:font-name="Source Code Pro" fo:color="#3A3A3A" fo:font-size="10.5pt" style:font-size-asian="10.5pt" fo:background-color="#F5F7F8"/>
    </style:style>
    <style:style style:name="T35" style:parent-style-name="SourceText" style:family="text">
      <style:text-properties style:font-name="Source Code Pro" fo:color="#000000" fo:font-size="10.5pt" style:font-size-asian="10.5pt" fo:background-color="#F5F7F8"/>
    </style:style>
    <style:style style:name="T36" style:parent-style-name="SourceText" style:family="text">
      <style:text-properties style:font-name="Source Code Pro" fo:font-weight="bold" style:font-weight-asian="bold" fo:color="#006699" fo:font-size="10.5pt" style:font-size-asian="10.5pt" fo:background-color="#F5F7F8"/>
    </style:style>
    <style:style style:name="T37" style:parent-style-name="DefaultParagraphFont" style:family="text">
      <style:text-properties style:font-name="Source Code Pro" fo:color="#3A3A3A" fo:font-size="10.5pt" style:font-size-asian="10.5pt" fo:background-color="#F5F7F8"/>
    </style:style>
    <style:style style:name="T38" style:parent-style-name="SourceText" style:family="text">
      <style:text-properties style:font-name="Source Code Pro" fo:color="#000000" fo:font-size="10.5pt" style:font-size-asian="10.5pt" fo:background-color="#F5F7F8"/>
    </style:style>
    <style:style style:name="P39" style:parent-style-name="Standard" style:family="paragraph">
      <style:paragraph-properties fo:widows="2" fo:orphans="2"/>
    </style:style>
    <style:style style:name="T40" style:parent-style-name="SourceText" style:family="text">
      <style:text-properties fo:color="#3A3A3A" fo:background-color="#F5F7F8"/>
    </style:style>
    <style:style style:name="T41" style:parent-style-name="SourceText" style:family="text">
      <style:text-properties style:font-name="Source Code Pro" fo:color="#008200" fo:font-size="10.5pt" style:font-size-asian="10.5pt" fo:background-color="#F5F7F8"/>
    </style:style>
    <style:style style:name="T42" style:parent-style-name="SourceText" style:family="text">
      <style:text-properties style:font-name="Source Code Pro" fo:color="#008200" fo:font-size="10.5pt" style:font-size-asian="10.5pt" fo:background-color="#F5F7F8"/>
    </style:style>
    <style:style style:name="P43" style:parent-style-name="Standard" style:family="paragraph">
      <style:paragraph-properties fo:widows="2" fo:orphans="2"/>
    </style:style>
    <style:style style:name="T44" style:parent-style-name="SourceText" style:family="text">
      <style:text-properties fo:color="#3A3A3A" fo:background-color="#F5F7F8"/>
    </style:style>
    <style:style style:name="T45" style:parent-style-name="SourceText" style:family="text">
      <style:text-properties style:font-name="Source Code Pro" fo:font-weight="bold" style:font-weight-asian="bold" fo:color="#006699" fo:font-size="10.5pt" style:font-size-asian="10.5pt" fo:background-color="#F5F7F8"/>
    </style:style>
    <style:style style:name="T46" style:parent-style-name="DefaultParagraphFont" style:family="text">
      <style:text-properties style:font-name="Source Code Pro" fo:color="#3A3A3A" fo:font-size="10.5pt" style:font-size-asian="10.5pt" fo:background-color="#F5F7F8"/>
    </style:style>
    <style:style style:name="T47" style:parent-style-name="SourceText" style:family="text">
      <style:text-properties style:font-name="Source Code Pro" fo:color="#000000" fo:font-size="10.5pt" style:font-size-asian="10.5pt" fo:background-color="#F5F7F8"/>
    </style:style>
    <style:style style:name="P48" style:parent-style-name="Standard" style:family="paragraph">
      <style:paragraph-properties fo:widows="2" fo:orphans="2"/>
    </style:style>
    <style:style style:name="T49" style:parent-style-name="SourceText" style:family="text">
      <style:text-properties fo:color="#3A3A3A" fo:background-color="#F5F7F8"/>
    </style:style>
    <style:style style:name="T50" style:parent-style-name="SourceText" style:family="text">
      <style:text-properties style:font-name="Source Code Pro" fo:font-weight="bold" style:font-weight-asian="bold" fo:color="#006699" fo:font-size="10.5pt" style:font-size-asian="10.5pt" fo:background-color="#F5F7F8"/>
    </style:style>
    <style:style style:name="T51" style:parent-style-name="DefaultParagraphFont" style:family="text">
      <style:text-properties style:font-name="Source Code Pro" fo:color="#3A3A3A" fo:font-size="10.5pt" style:font-size-asian="10.5pt" fo:background-color="#F5F7F8"/>
    </style:style>
    <style:style style:name="T52" style:parent-style-name="SourceText" style:family="text">
      <style:text-properties style:font-name="Source Code Pro" fo:color="#000000" fo:font-size="10.5pt" style:font-size-asian="10.5pt" fo:background-color="#F5F7F8"/>
    </style:style>
    <style:style style:name="P53" style:parent-style-name="Standard" style:family="paragraph">
      <style:paragraph-properties fo:widows="2" fo:orphans="2"/>
    </style:style>
    <style:style style:name="T54" style:parent-style-name="SourceText" style:family="text">
      <style:text-properties style:font-name="Source Code Pro" fo:color="#000000" fo:font-size="10.5pt" style:font-size-asian="10.5pt" fo:background-color="#F5F7F8"/>
    </style:style>
    <style:style style:name="P55" style:parent-style-name="Standard" style:family="paragraph">
      <style:paragraph-properties fo:widows="2" fo:orphans="2"/>
    </style:style>
    <style:style style:name="T56" style:parent-style-name="SourceText" style:family="text">
      <style:text-properties style:font-name="Source Code Pro" fo:color="#000000" fo:font-size="10.5pt" style:font-size-asian="10.5pt" fo:background-color="#F5F7F8"/>
    </style:style>
    <style:style style:name="P57" style:parent-style-name="Standard" style:family="paragraph">
      <style:paragraph-properties fo:widows="2" fo:orphans="2"/>
    </style:style>
    <style:style style:name="T58" style:parent-style-name="SourceText" style:family="text">
      <style:text-properties style:font-name="Source Code Pro" fo:color="#000000" fo:font-size="10.5pt" style:font-size-asian="10.5pt" fo:background-color="#F5F7F8"/>
    </style:style>
    <style:style style:name="T59" style:parent-style-name="SourceText" style:family="text">
      <style:text-properties style:font-name="Source Code Pro" fo:color="#0000FF" fo:font-size="10.5pt" style:font-size-asian="10.5pt" fo:background-color="#F5F7F8"/>
    </style:style>
    <style:style style:name="T60" style:parent-style-name="SourceText" style:family="text">
      <style:text-properties style:font-name="Source Code Pro" fo:color="#000000" fo:font-size="10.5pt" style:font-size-asian="10.5pt" fo:background-color="#F5F7F8"/>
    </style:style>
    <style:style style:name="P61" style:parent-style-name="Standard" style:family="paragraph">
      <style:text-properties fo:font-weight="bold" style:font-weight-asian="bold"/>
    </style:style>
    <style:style style:name="P62" style:parent-style-name="Normal" style:family="paragraph">
      <style:paragraph-properties fo:widows="2" fo:orphans="2" style:vertical-align="auto"/>
      <style:text-properties fo:hyphenate="true"/>
    </style:style>
    <style:style style:name="T63"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T64" style:parent-style-name="DefaultParagraphFont" style:family="text">
      <style:text-properties style:font-name="Source Code Pro" style:font-name-asian="Times New Roman" style:font-name-complex="Times New Roman" fo:color="#3A3A3A" style:letter-kerning="false" fo:font-size="10.5pt" style:font-size-asian="10.5pt" style:font-size-complex="10.5pt" style:language-asian="en" style:country-asian="US" style:language-complex="ar" style:country-complex="SA"/>
    </style:style>
    <style:style style:name="T65"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P66" style:parent-style-name="Normal" style:family="paragraph">
      <style:paragraph-properties fo:widows="2" fo:orphans="2" style:vertical-align="auto"/>
      <style:text-properties fo:hyphenate="true"/>
    </style:style>
    <style:style style:name="T67"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P68" style:parent-style-name="Normal" style:family="paragraph">
      <style:paragraph-properties fo:widows="2" fo:orphans="2" style:vertical-align="auto"/>
      <style:text-properties fo:hyphenate="true"/>
    </style:style>
    <style:style style:name="T69"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P70" style:parent-style-name="Normal" style:family="paragraph">
      <style:paragraph-properties fo:widows="2" fo:orphans="2" style:vertical-align="auto"/>
      <style:text-properties fo:hyphenate="true"/>
    </style:style>
    <style:style style:name="T71"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P72" style:parent-style-name="Normal" style:family="paragraph">
      <style:paragraph-properties fo:widows="2" fo:orphans="2" style:vertical-align="auto"/>
      <style:text-properties fo:hyphenate="true"/>
    </style:style>
    <style:style style:name="T73"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P74" style:parent-style-name="Normal" style:family="paragraph">
      <style:paragraph-properties fo:widows="2" fo:orphans="2" style:vertical-align="auto"/>
      <style:text-properties fo:hyphenate="true"/>
    </style:style>
    <style:style style:name="T75"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T76" style:parent-style-name="DefaultParagraphFont" style:family="text">
      <style:text-properties style:font-name="Source Code Pro" style:font-name-asian="Times New Roman" style:font-name-complex="Times New Roman" fo:color="#3A3A3A" style:letter-kerning="false" fo:font-size="10.5pt" style:font-size-asian="10.5pt" style:font-size-complex="10.5pt" style:language-asian="en" style:country-asian="US" style:language-complex="ar" style:country-complex="SA"/>
    </style:style>
    <style:style style:name="T77"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P78" style:parent-style-name="Normal" style:family="paragraph">
      <style:paragraph-properties fo:widows="2" fo:orphans="2" style:vertical-align="auto"/>
      <style:text-properties fo:hyphenate="true"/>
    </style:style>
    <style:style style:name="T79"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P80" style:parent-style-name="Normal" style:family="paragraph">
      <style:paragraph-properties fo:widows="2" fo:orphans="2" style:vertical-align="auto"/>
      <style:text-properties fo:hyphenate="true"/>
    </style:style>
    <style:style style:name="T81" style:parent-style-name="DefaultParagraphFont" style:family="text">
      <style:text-properties style:font-name="Courier New" style:font-name-asian="Times New Roman" style:font-name-complex="Courier New" fo:color="#3A3A3A" style:letter-kerning="false" fo:font-size="10pt" style:font-size-asian="10pt" style:font-size-complex="10pt" style:language-asian="en" style:country-asian="US" style:language-complex="ar" style:country-complex="SA"/>
    </style:style>
    <style:style style:name="P82"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83"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DefaultParagraphFont" style:family="text">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style:style>
    <style:style style:name="T85" style:parent-style-name="DefaultParagraphFont" style:family="text">
      <style:text-properties style:font-name="Consolas" style:font-name-asian="Times New Roman" style:font-name-complex="Courier New" fo:color="#039BE5"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86" style:parent-style-name="DefaultParagraphFont" style:family="text">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style:style>
    <style:style style:name="P87"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88"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89"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90"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91"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92"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 style:parent-style-name="DefaultParagraphFont" style:family="text">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style:style>
    <style:style style:name="T94" style:parent-style-name="DefaultParagraphFont" style:family="text">
      <style:text-properties style:font-name="Consolas" style:font-name-asian="Times New Roman" style:font-name-complex="Courier New" fo:color="#039BE5" style:letter-kerning="false" fo:font-size="10pt" style:font-size-asian="10pt" style:font-size-complex="10pt" style:text-underline-type="single" style:text-underline-style="solid" style:text-underline-width="auto" style:text-underline-mode="continuous" style:language-asian="en" style:country-asian="US" style:language-complex="ar" style:country-complex="SA"/>
    </style:style>
    <style:style style:name="T95" style:parent-style-name="DefaultParagraphFont" style:family="text">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style:style>
    <style:style style:name="P96"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97"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98"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99"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100"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101" style:parent-style-name="Standard" style:family="paragraph">
      <style:text-properties fo:font-weight="bold" style:font-weight-asian="bold" fo:font-size="20pt" style:font-size-asian="20pt"/>
    </style:style>
    <style:style style:name="P102" style:parent-style-name="Standard" style:family="paragraph">
      <style:text-properties fo:font-weight="bold" style:font-weight-asian="bold" fo:font-size="20pt" style:font-size-asian="20pt"/>
    </style:style>
    <style:style style:name="P103" style:parent-style-name="Standard" style:family="paragraph">
      <style:text-properties fo:font-size="11pt" style:font-size-asian="11pt"/>
    </style:style>
    <style:style style:name="P104" style:parent-style-name="Standard" style:family="paragraph">
      <style:text-properties fo:font-size="11pt" style:font-size-asian="11pt"/>
    </style:style>
    <style:style style:name="P105" style:parent-style-name="Standard" style:family="paragraph">
      <style:text-properties fo:font-size="11pt" style:font-size-asian="11pt"/>
    </style:style>
    <style:style style:name="P106" style:parent-style-name="Standard" style:family="paragraph">
      <style:text-properties fo:font-size="11pt" style:font-size-asian="11pt"/>
    </style:style>
    <style:style style:name="P107" style:parent-style-name="Standard" style:family="paragraph">
      <style:text-properties fo:font-size="11pt" style:font-size-asian="11pt"/>
    </style:style>
    <style:style style:name="P108" style:parent-style-name="Standard" style:family="paragraph">
      <style:text-properties fo:font-size="11pt" style:font-size-asian="11pt"/>
    </style:style>
    <style:style style:name="P109" style:parent-style-name="Standard" style:family="paragraph">
      <style:text-properties fo:font-size="11pt" style:font-size-asian="11pt"/>
    </style:style>
    <style:style style:name="P110" style:parent-style-name="Standard" style:family="paragraph">
      <style:text-properties fo:font-size="11pt" style:font-size-asian="11pt"/>
    </style:style>
    <style:style style:name="P111" style:parent-style-name="Standard" style:family="paragraph">
      <style:text-properties fo:font-size="11pt" style:font-size-asian="11pt"/>
    </style:style>
    <style:style style:name="P112" style:parent-style-name="Standard" style:family="paragraph">
      <style:text-properties fo:font-size="11pt" style:font-size-asian="11pt"/>
    </style:style>
    <style:style style:name="P113" style:parent-style-name="Standard" style:family="paragraph">
      <style:text-properties fo:font-size="11pt" style:font-size-asian="11pt"/>
    </style:style>
    <style:style style:name="P114" style:parent-style-name="Standard" style:family="paragraph">
      <style:text-properties fo:font-size="11pt" style:font-size-asian="11pt"/>
    </style:style>
    <style:style style:name="P115" style:parent-style-name="Standard" style:family="paragraph">
      <style:text-properties fo:font-size="11pt" style:font-size-asian="11pt"/>
    </style:style>
    <style:style style:name="P116" style:parent-style-name="Standard" style:family="paragraph">
      <style:text-properties fo:font-size="11pt" style:font-size-asian="11pt"/>
    </style:style>
    <style:style style:name="P117" style:parent-style-name="Standard" style:family="paragraph">
      <style:text-properties fo:font-size="11pt" style:font-size-asian="11pt"/>
    </style:style>
    <style:style style:name="P118" style:parent-style-name="Standard" style:family="paragraph">
      <style:text-properties fo:font-size="11pt" style:font-size-asian="11pt"/>
    </style:style>
    <style:style style:name="P119" style:parent-style-name="Standard" style:family="paragraph">
      <style:text-properties fo:font-size="11pt" style:font-size-asian="11pt"/>
    </style:style>
    <style:style style:name="P120" style:parent-style-name="Standard" style:family="paragraph">
      <style:text-properties fo:font-size="11pt" style:font-size-asian="11pt"/>
    </style:style>
    <style:style style:name="P121" style:parent-style-name="Standard" style:family="paragraph">
      <style:text-properties fo:font-size="11pt" style:font-size-asian="11pt"/>
    </style:style>
    <style:style style:name="P122" style:parent-style-name="Standard" style:family="paragraph">
      <style:text-properties fo:font-size="11pt" style:font-size-asian="11pt"/>
    </style:style>
    <style:style style:name="P123" style:parent-style-name="Standard" style:family="paragraph">
      <style:text-properties fo:font-size="11pt" style:font-size-asian="11pt"/>
    </style:style>
    <style:style style:name="P124" style:parent-style-name="Standard" style:family="paragraph">
      <style:text-properties fo:font-size="11pt" style:font-size-asian="11pt"/>
    </style:style>
    <style:style style:name="P125" style:parent-style-name="Standard" style:family="paragraph">
      <style:text-properties fo:font-size="11pt" style:font-size-asian="11pt"/>
    </style:style>
    <style:style style:name="P126" style:parent-style-name="Standard" style:family="paragraph">
      <style:text-properties fo:font-size="11pt" style:font-size-asian="11pt"/>
    </style:style>
    <style:style style:name="P127" style:parent-style-name="Standard" style:family="paragraph">
      <style:text-properties fo:font-size="11pt" style:font-size-asian="11pt"/>
    </style:style>
    <style:style style:name="P128" style:parent-style-name="Standard" style:family="paragraph">
      <style:text-properties fo:font-size="11pt" style:font-size-asian="11pt"/>
    </style:style>
    <style:style style:name="P129" style:parent-style-name="Standard" style:family="paragraph">
      <style:text-properties fo:font-size="11pt" style:font-size-asian="11pt"/>
    </style:style>
    <style:style style:name="P130" style:parent-style-name="Standard" style:family="paragraph">
      <style:text-properties fo:font-size="11pt" style:font-size-asian="11pt"/>
    </style:style>
    <style:style style:name="P131" style:parent-style-name="Standard" style:family="paragraph">
      <style:text-properties fo:font-size="11pt" style:font-size-asian="11pt"/>
    </style:style>
    <style:style style:name="P132" style:parent-style-name="Standard" style:family="paragraph">
      <style:text-properties fo:font-size="11pt" style:font-size-asian="11pt"/>
    </style:style>
    <style:style style:name="P133" style:parent-style-name="Standard" style:family="paragraph">
      <style:text-properties fo:font-size="11pt" style:font-size-asian="11pt"/>
    </style:style>
    <style:style style:name="P134" style:parent-style-name="Standard" style:family="paragraph">
      <style:text-properties fo:font-size="11pt" style:font-size-asian="11pt"/>
    </style:style>
    <style:style style:name="P135" style:parent-style-name="Standard" style:family="paragraph">
      <style:text-properties fo:font-size="11pt" style:font-size-asian="11pt"/>
    </style:style>
    <style:style style:name="P136" style:parent-style-name="Standard" style:family="paragraph">
      <style:text-properties fo:font-size="11pt" style:font-size-asian="11pt"/>
    </style:style>
    <style:style style:name="P137" style:parent-style-name="Standard" style:family="paragraph">
      <style:text-properties fo:font-size="11pt" style:font-size-asian="11pt"/>
    </style:style>
    <style:style style:name="P138" style:parent-style-name="Standard" style:family="paragraph">
      <style:text-properties fo:font-size="11pt" style:font-size-asian="11pt"/>
    </style:style>
    <style:style style:name="P139" style:parent-style-name="Standard" style:family="paragraph">
      <style:text-properties fo:font-size="11pt" style:font-size-asian="11pt"/>
    </style:style>
    <style:style style:name="P140" style:parent-style-name="Standard" style:family="paragraph">
      <style:text-properties fo:font-size="11pt" style:font-size-asian="11pt"/>
    </style:style>
    <style:style style:name="P141" style:parent-style-name="Standard" style:family="paragraph">
      <style:text-properties fo:font-size="11pt" style:font-size-asian="11pt"/>
    </style:style>
    <style:style style:name="P142" style:parent-style-name="Standard" style:family="paragraph">
      <style:text-properties fo:font-size="11pt" style:font-size-asian="11pt"/>
    </style:style>
    <style:style style:name="P143" style:parent-style-name="Standard" style:family="paragraph">
      <style:text-properties fo:font-size="11pt" style:font-size-asian="11pt"/>
    </style:style>
    <style:style style:name="P144" style:parent-style-name="Standard" style:family="paragraph">
      <style:text-properties fo:font-size="11pt" style:font-size-asian="11pt"/>
    </style:style>
    <style:style style:name="P145" style:parent-style-name="Standard" style:family="paragraph">
      <style:text-properties fo:font-size="11pt" style:font-size-asian="11pt"/>
    </style:style>
    <style:style style:name="P146" style:parent-style-name="Standard" style:family="paragraph">
      <style:text-properties fo:font-size="11pt" style:font-size-asian="11pt"/>
    </style:style>
    <style:style style:name="P147" style:parent-style-name="Standard" style:family="paragraph">
      <style:text-properties fo:font-size="11pt" style:font-size-asian="11pt"/>
    </style:style>
    <style:style style:name="P148" style:parent-style-name="Standard" style:family="paragraph">
      <style:text-properties fo:font-size="11pt" style:font-size-asian="11pt"/>
    </style:style>
    <style:style style:name="P149" style:parent-style-name="Standard" style:family="paragraph">
      <style:text-properties fo:font-size="11pt" style:font-size-asian="11pt"/>
    </style:style>
    <style:style style:name="P150" style:parent-style-name="Standard" style:family="paragraph">
      <style:text-properties fo:font-size="11pt" style:font-size-asian="11pt"/>
    </style:style>
    <style:style style:name="P151" style:parent-style-name="Standard" style:family="paragraph">
      <style:text-properties fo:font-size="11pt" style:font-size-asian="11pt"/>
    </style:style>
    <style:style style:name="P152" style:parent-style-name="Standard" style:family="paragraph">
      <style:text-properties fo:font-size="11pt" style:font-size-asian="11pt"/>
    </style:style>
    <style:style style:name="P153" style:parent-style-name="Standard" style:family="paragraph">
      <style:text-properties fo:font-size="11pt" style:font-size-asian="11pt"/>
    </style:style>
    <style:style style:name="P154" style:parent-style-name="Standard" style:family="paragraph">
      <style:text-properties fo:font-size="11pt" style:font-size-asian="11pt"/>
    </style:style>
    <style:style style:name="P155" style:parent-style-name="Standard" style:family="paragraph">
      <style:text-properties fo:font-size="11pt" style:font-size-asian="11pt"/>
    </style:style>
    <style:style style:name="P156" style:parent-style-name="Standard" style:family="paragraph">
      <style:text-properties fo:font-size="11pt" style:font-size-asian="11pt"/>
    </style:style>
    <style:style style:name="P157" style:parent-style-name="Standard" style:family="paragraph">
      <style:text-properties fo:font-size="11pt" style:font-size-asian="11pt"/>
    </style:style>
    <style:style style:name="P158" style:parent-style-name="Standard" style:family="paragraph">
      <style:text-properties fo:font-size="11pt" style:font-size-asian="11pt"/>
    </style:style>
    <style:style style:name="P159" style:parent-style-name="Standard" style:family="paragraph">
      <style:text-properties fo:font-size="11pt" style:font-size-asian="11pt"/>
    </style:style>
    <style:style style:name="P160" style:parent-style-name="Standard" style:family="paragraph">
      <style:text-properties fo:font-size="11pt" style:font-size-asian="11pt"/>
    </style:style>
    <style:style style:name="P161" style:parent-style-name="Standard" style:family="paragraph">
      <style:text-properties fo:font-size="11pt" style:font-size-asian="11pt"/>
    </style:style>
    <style:style style:name="P162" style:parent-style-name="Standard" style:family="paragraph">
      <style:text-properties fo:font-size="11pt" style:font-size-asian="11pt"/>
    </style:style>
    <style:style style:name="P163" style:parent-style-name="Standard" style:family="paragraph">
      <style:text-properties fo:font-size="11pt" style:font-size-asian="11pt"/>
    </style:style>
    <style:style style:name="P164" style:parent-style-name="Standard" style:family="paragraph">
      <style:text-properties fo:font-size="11pt" style:font-size-asian="11pt"/>
    </style:style>
    <style:style style:name="P165" style:parent-style-name="Standard" style:family="paragraph">
      <style:text-properties fo:font-size="11pt" style:font-size-asian="11pt"/>
    </style:style>
    <style:style style:name="P166" style:parent-style-name="Standard" style:family="paragraph">
      <style:text-properties fo:font-size="11pt" style:font-size-asian="11pt"/>
    </style:style>
    <style:style style:name="P167" style:parent-style-name="Standard" style:family="paragraph">
      <style:text-properties fo:font-size="11pt" style:font-size-asian="11pt"/>
    </style:style>
    <style:style style:name="P168" style:parent-style-name="Standard" style:family="paragraph">
      <style:text-properties fo:font-size="11pt" style:font-size-asian="11pt"/>
    </style:style>
    <style:style style:name="P169" style:parent-style-name="Standard" style:family="paragraph">
      <style:text-properties fo:font-size="11pt" style:font-size-asian="11pt"/>
    </style:style>
    <style:style style:name="P170" style:parent-style-name="Standard" style:family="paragraph">
      <style:text-properties fo:font-size="11pt" style:font-size-asian="11pt"/>
    </style:style>
    <style:style style:name="P171" style:parent-style-name="Standard" style:family="paragraph">
      <style:text-properties fo:font-size="11pt" style:font-size-asian="11pt"/>
    </style:style>
    <style:style style:name="P172" style:parent-style-name="Standard" style:family="paragraph">
      <style:text-properties fo:font-size="11pt" style:font-size-asian="11pt"/>
    </style:style>
    <style:style style:name="P173" style:parent-style-name="Standard" style:family="paragraph">
      <style:text-properties fo:font-size="11pt" style:font-size-asian="11pt"/>
    </style:style>
    <style:style style:name="P174" style:parent-style-name="Standard" style:family="paragraph">
      <style:text-properties fo:font-size="11pt" style:font-size-asian="11pt"/>
    </style:style>
    <style:style style:name="P175" style:parent-style-name="Standard" style:family="paragraph">
      <style:text-properties fo:font-size="11pt" style:font-size-asian="11pt"/>
    </style:style>
    <style:style style:name="P176" style:parent-style-name="Standard" style:family="paragraph">
      <style:text-properties fo:font-size="11pt" style:font-size-asian="11pt"/>
    </style:style>
    <style:style style:name="P177" style:parent-style-name="Standard" style:family="paragraph">
      <style:text-properties fo:font-size="11pt" style:font-size-asian="11pt"/>
    </style:style>
    <style:style style:name="P178" style:parent-style-name="Standard" style:family="paragraph">
      <style:text-properties fo:font-size="11pt" style:font-size-asian="11pt"/>
    </style:style>
    <style:style style:name="P179" style:parent-style-name="Standard" style:family="paragraph">
      <style:text-properties fo:font-size="11pt" style:font-size-asian="11pt"/>
    </style:style>
    <style:style style:name="P180" style:parent-style-name="Standard" style:family="paragraph">
      <style:text-properties fo:font-size="11pt" style:font-size-asian="11pt"/>
    </style:style>
    <style:style style:name="P181" style:parent-style-name="Standard" style:family="paragraph">
      <style:text-properties fo:font-size="11pt" style:font-size-asian="11pt"/>
    </style:style>
    <style:style style:name="P182" style:parent-style-name="Standard" style:family="paragraph">
      <style:text-properties fo:font-size="11pt" style:font-size-asian="11pt"/>
    </style:style>
    <style:style style:name="P183" style:parent-style-name="Standard" style:family="paragraph">
      <style:text-properties fo:font-size="11pt" style:font-size-asian="11pt"/>
    </style:style>
    <style:style style:name="P184" style:parent-style-name="Standard" style:family="paragraph">
      <style:text-properties fo:font-size="11pt" style:font-size-asian="11pt"/>
    </style:style>
    <style:style style:name="P185" style:parent-style-name="Standard" style:family="paragraph">
      <style:text-properties fo:font-size="11pt" style:font-size-asian="11pt"/>
    </style:style>
    <style:style style:name="P186" style:parent-style-name="Standard" style:family="paragraph">
      <style:text-properties fo:font-size="11pt" style:font-size-asian="11pt"/>
    </style:style>
    <style:style style:name="P187" style:parent-style-name="Standard" style:family="paragraph">
      <style:text-properties fo:font-size="11pt" style:font-size-asian="11pt"/>
    </style:style>
    <style:style style:name="P188" style:parent-style-name="Standard" style:family="paragraph">
      <style:text-properties fo:font-size="11pt" style:font-size-asian="11pt"/>
    </style:style>
    <style:style style:name="P189" style:parent-style-name="Standard" style:family="paragraph">
      <style:text-properties fo:font-size="11pt" style:font-size-asian="11pt"/>
    </style:style>
    <style:style style:name="P190" style:parent-style-name="Standard" style:family="paragraph">
      <style:text-properties fo:font-size="11pt" style:font-size-asian="11pt"/>
    </style:style>
    <style:style style:name="P191" style:parent-style-name="Standard" style:family="paragraph">
      <style:text-properties fo:font-size="11pt" style:font-size-asian="11pt"/>
    </style:style>
    <style:style style:name="T192" style:parent-style-name="DefaultParagraphFont" style:family="text">
      <style:text-properties fo:font-weight="bold" style:font-weight-asian="bold" fo:font-size="14pt" style:font-size-asian="14pt"/>
    </style:style>
    <style:style style:name="P193" style:parent-style-name="Standard" style:family="paragraph">
      <style:text-properties fo:font-weight="bold" style:font-weight-asian="bold" fo:font-size="14pt" style:font-size-asian="14pt"/>
    </style:style>
    <style:style style:name="P194" style:parent-style-name="Standard" style:family="paragraph">
      <style:text-properties fo:font-weight="bold" style:font-weight-asian="bold" fo:font-size="14pt" style:font-size-asian="14pt"/>
    </style:style>
    <style:style style:name="T195" style:parent-style-name="Strong" style:family="text">
      <style:text-properties style:font-name="Arial" style:font-name-complex="Arial" fo:color="#333333" fo:font-size="15pt" style:font-size-asian="15pt" style:font-size-complex="15pt" fo:background-color="#FFFFFF"/>
    </style:style>
    <style:style style:name="T196" style:parent-style-name="Strong" style:family="text">
      <style:text-properties style:font-name="Arial" style:font-name-complex="Arial" fo:color="#333333" fo:font-size="15pt" style:font-size-asian="15pt" style:font-size-complex="15pt" fo:background-color="#FFFFFF"/>
    </style:style>
    <style:style style:name="P197" style:parent-style-name="Standard" style:family="paragraph">
      <style:text-properties fo:font-weight="bold" style:font-weight-asian="bold" fo:font-size="14pt" style:font-size-asian="14pt"/>
    </style:style>
    <style:style style:name="P198" style:parent-style-name="Standard" style:family="paragraph">
      <style:text-properties fo:font-weight="bold" style:font-weight-asian="bold" fo:font-size="14pt" style:font-size-asian="14pt"/>
    </style:style>
    <style:style style:name="P199" style:parent-style-name="Standard" style:family="paragraph">
      <style:text-properties fo:font-weight="bold" style:font-weight-asian="bold" fo:font-size="14pt" style:font-size-asian="14pt"/>
    </style:style>
    <style:style style:name="P200" style:parent-style-name="Standard" style:family="paragraph">
      <style:text-properties fo:font-size="14pt" style:font-size-asian="14pt"/>
    </style:style>
    <style:style style:name="P201" style:parent-style-name="Standard" style:family="paragraph">
      <style:text-properties fo:font-size="14pt" style:font-size-asian="14pt"/>
    </style:style>
    <style:style style:name="P202" style:parent-style-name="Standard" style:family="paragraph">
      <style:text-properties fo:font-weight="bold" style:font-weight-asian="bold" fo:font-size="14pt" style:font-size-asian="14pt"/>
    </style:style>
    <style:style style:name="P203" style:parent-style-name="Standard" style:family="paragraph">
      <style:text-properties fo:font-size="14pt" style:font-size-asian="14pt"/>
    </style:style>
    <style:style style:name="P204" style:parent-style-name="Standard" style:family="paragraph">
      <style:text-properties fo:font-size="14pt" style:font-size-asian="14pt"/>
    </style:style>
    <style:style style:name="P205" style:parent-style-name="Standard" style:family="paragraph">
      <style:text-properties fo:font-size="14pt" style:font-size-asian="14pt"/>
    </style:style>
    <style:style style:name="P206" style:parent-style-name="Standard" style:family="paragraph">
      <style:text-properties fo:font-weight="bold" style:font-weight-asian="bold" fo:font-size="14pt" style:font-size-asian="14pt"/>
    </style:style>
    <style:style style:name="P207" style:parent-style-name="Standard" style:family="paragraph">
      <style:text-properties fo:font-weight="bold" style:font-weight-asian="bold" fo:font-size="14pt" style:font-size-asian="14pt"/>
    </style:style>
    <style:style style:name="P208" style:parent-style-name="Standard" style:family="paragraph">
      <style:text-properties fo:font-size="14pt" style:font-size-asian="14pt"/>
    </style:style>
    <style:style style:name="P209" style:parent-style-name="Standard" style:family="paragraph">
      <style:text-properties fo:font-size="14pt" style:font-size-asian="14pt"/>
    </style:style>
    <style:style style:name="P210" style:parent-style-name="Standard" style:family="paragraph">
      <style:text-properties fo:font-size="14pt" style:font-size-asian="14pt"/>
    </style:style>
    <style:style style:name="T211" style:parent-style-name="Hyperlink" style:family="text">
      <style:text-properties fo:font-size="14pt" style:font-size-asian="14pt"/>
    </style:style>
    <style:style style:name="T212" style:parent-style-name="DefaultParagraphFont" style:family="text">
      <style:text-properties fo:font-size="26pt" style:font-size-asian="26pt"/>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P215" style:parent-style-name="Normal" style:family="paragraph">
      <style:paragraph-properties fo:text-align="center"/>
    </style:style>
    <style:style style:name="P216" style:parent-style-name="Standard" style:family="paragraph"/>
    <style:style style:name="P217" style:parent-style-name="Standard" style:family="paragraph"/>
    <style:style style:name="P218" style:parent-style-name="Standard" style:family="paragraph"/>
    <style:style style:name="P219" style:parent-style-name="Standard" style:family="paragraph"/>
    <style:style style:name="P220" style:parent-style-name="Standard" style:family="paragraph"/>
    <style:style style:name="P221" style:parent-style-name="Standard" style:family="paragraph"/>
    <style:style style:name="P222" style:parent-style-name="Standard" style:family="paragraph"/>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Standard" style:family="paragraph"/>
    <style:style style:name="P228" style:parent-style-name="Standard" style:family="paragraph"/>
    <style:style style:name="P229" style:parent-style-name="Standard" style:family="paragraph"/>
    <style:style style:name="P230" style:parent-style-name="Standard" style:family="paragraph"/>
    <style:style style:name="P231" style:parent-style-name="Standard" style:family="paragraph"/>
    <style:style style:name="P232" style:parent-style-name="Standard" style:family="paragraph">
      <style:paragraph-properties fo:margin-left="0.5in">
        <style:tab-stops/>
      </style:paragraph-properties>
    </style:style>
    <style:style style:name="P233" style:parent-style-name="Standard" style:family="paragraph"/>
    <style:style style:name="P234" style:parent-style-name="Standard" style:family="paragraph">
      <style:paragraph-properties fo:margin-left="0.5in">
        <style:tab-stops/>
      </style:paragraph-properties>
    </style:style>
    <style:style style:name="P235" style:parent-style-name="Standard" style:family="paragraph">
      <style:paragraph-properties fo:margin-left="0.5in">
        <style:tab-stops/>
      </style:paragraph-properties>
    </style:style>
    <style:style style:name="P236" style:parent-style-name="Standard" style:family="paragraph">
      <style:paragraph-properties fo:margin-left="0.5in">
        <style:tab-stops/>
      </style:paragraph-properties>
    </style:style>
    <style:style style:name="P237" style:parent-style-name="Standard" style:family="paragraph">
      <style:paragraph-properties fo:margin-left="0.5in">
        <style:tab-stops/>
      </style:paragraph-properties>
    </style:style>
    <style:style style:name="P238" style:parent-style-name="Standard" style:family="paragraph">
      <style:paragraph-properties fo:margin-left="0.5in">
        <style:tab-stops/>
      </style:paragraph-properties>
    </style:style>
    <style:style style:name="P239" style:parent-style-name="Standard" style:family="paragraph">
      <style:paragraph-properties fo:margin-left="0.5in">
        <style:tab-stops/>
      </style:paragraph-properties>
    </style:style>
    <style:style style:name="P240" style:parent-style-name="Standard" style:family="paragraph">
      <style:paragraph-properties fo:margin-left="0.5in">
        <style:tab-stops/>
      </style:paragraph-properties>
    </style:style>
    <style:style style:name="P241" style:parent-style-name="Standard" style:family="paragraph">
      <style:paragraph-properties fo:margin-left="0.5in">
        <style:tab-stops/>
      </style:paragraph-properties>
    </style:style>
    <style:style style:name="P242" style:parent-style-name="Standard" style:family="paragraph">
      <style:paragraph-properties fo:margin-left="0.5in">
        <style:tab-stops/>
      </style:paragraph-properties>
    </style:style>
    <style:style style:name="P243" style:parent-style-name="Standard" style:family="paragraph">
      <style:paragraph-properties fo:margin-left="0.5in">
        <style:tab-stops/>
      </style:paragraph-properties>
    </style:style>
    <style:style style:name="P244" style:parent-style-name="Standard" style:family="paragraph">
      <style:paragraph-properties fo:margin-left="0.5in">
        <style:tab-stops/>
      </style:paragraph-properties>
    </style:style>
    <style:style style:name="P245" style:parent-style-name="Standard" style:family="paragraph"/>
    <style:style style:name="P246" style:parent-style-name="Standard" style:family="paragraph">
      <style:paragraph-properties fo:margin-left="0.5in">
        <style:tab-stops/>
      </style:paragraph-properties>
    </style:style>
    <style:style style:name="P247" style:parent-style-name="Standard" style:family="paragraph">
      <style:paragraph-properties fo:margin-left="0.5in">
        <style:tab-stops/>
      </style:paragraph-properties>
    </style:style>
    <style:style style:name="P248"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9" style:parent-style-name="DefaultParagraphFont" style:family="text">
      <style:text-properties style:font-name="Consolas" style:font-name-asian="Times New Roman" style:font-name-complex="Courier New" fo:color="#000088" style:letter-kerning="false" fo:font-size="10pt" style:font-size-asian="10pt" style:font-size-complex="10pt" style:language-asian="en" style:country-asian="US" style:language-complex="ar" style:country-complex="SA"/>
    </style:style>
    <style:style style:name="T250"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1" style:parent-style-name="DefaultParagraphFont" style:family="text">
      <style:text-properties style:font-name="Consolas" style:font-name-asian="Times New Roman" style:font-name-complex="Courier New" fo:color="#882288" style:letter-kerning="false" fo:font-size="10pt" style:font-size-asian="10pt" style:font-size-complex="10pt" style:language-asian="en" style:country-asian="US" style:language-complex="ar" style:country-complex="SA"/>
    </style:style>
    <style:style style:name="T252"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253" style:parent-style-name="DefaultParagraphFont" style:family="text">
      <style:text-properties style:font-name="Consolas" style:font-name-asian="Times New Roman" style:font-name-complex="Courier New" fo:color="#880000" style:letter-kerning="false" fo:font-size="10pt" style:font-size-asian="10pt" style:font-size-complex="10pt" style:language-asian="en" style:country-asian="US" style:language-complex="ar" style:country-complex="SA"/>
    </style:style>
    <style:style style:name="T254"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5"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56" style:parent-style-name="DefaultParagraphFont" style:family="text">
      <style:text-properties style:font-name="Consolas" style:font-name-asian="Times New Roman" style:font-name-complex="Courier New" fo:color="#882288" style:letter-kerning="false" fo:font-size="10pt" style:font-size-asian="10pt" style:font-size-complex="10pt" style:language-asian="en" style:country-asian="US" style:language-complex="ar" style:country-complex="SA"/>
    </style:style>
    <style:style style:name="T257"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258" style:parent-style-name="DefaultParagraphFont" style:family="text">
      <style:text-properties style:font-name="Consolas" style:font-name-asian="Times New Roman" style:font-name-complex="Courier New" fo:color="#880000" style:letter-kerning="false" fo:font-size="10pt" style:font-size-asian="10pt" style:font-size-complex="10pt" style:language-asian="en" style:country-asian="US" style:language-complex="ar" style:country-complex="SA"/>
    </style:style>
    <style:style style:name="T259" style:parent-style-name="DefaultParagraphFont" style:family="text">
      <style:text-properties style:font-name="Consolas" style:font-name-asian="Times New Roman" style:font-name-complex="Courier New" fo:color="#000088" style:letter-kerning="false" fo:font-size="10pt" style:font-size-asian="10pt" style:font-size-complex="10pt" style:language-asian="en" style:country-asian="US" style:language-complex="ar" style:country-complex="SA"/>
    </style:style>
    <style:style style:name="T260"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1"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2" style:parent-style-name="DefaultParagraphFont" style:family="text">
      <style:text-properties style:font-name="Consolas" style:font-name-asian="Times New Roman" style:font-name-complex="Courier New" fo:color="#000088" style:letter-kerning="false" fo:font-size="10pt" style:font-size-asian="10pt" style:font-size-complex="10pt" style:language-asian="en" style:country-asian="US" style:language-complex="ar" style:country-complex="SA"/>
    </style:style>
    <style:style style:name="T263"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4" style:parent-style-name="DefaultParagraphFont" style:family="text">
      <style:text-properties style:font-name="Consolas" style:font-name-asian="Times New Roman" style:font-name-complex="Courier New" fo:color="#882288" style:letter-kerning="false" fo:font-size="10pt" style:font-size-asian="10pt" style:font-size-complex="10pt" style:language-asian="en" style:country-asian="US" style:language-complex="ar" style:country-complex="SA"/>
    </style:style>
    <style:style style:name="T265"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266"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7B1FA2" style:letter-kerning="false" fo:font-size="10pt" style:font-size-asian="10pt" style:font-size-complex="10pt" style:language-asian="en" style:country-asian="US" style:language-complex="ar" style:country-complex="SA"/>
    </style:style>
    <style:style style:name="T267"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8"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69" style:parent-style-name="DefaultParagraphFont" style:family="text">
      <style:text-properties style:font-name="Consolas" style:font-name-asian="Times New Roman" style:font-name-complex="Courier New" fo:font-weight="bold" style:font-weight-asian="bold" style:font-weight-complex="bold" fo:color="#882288" style:letter-kerning="false" fo:font-size="10pt" style:font-size-asian="10pt" style:font-size-complex="10pt" style:language-asian="en" style:country-asian="US" style:language-complex="ar" style:country-complex="SA"/>
    </style:style>
    <style:style style:name="T270" style:parent-style-name="DefaultParagraphFont" style:family="text">
      <style:text-properties style:font-name="Consolas" style:font-name-asian="Times New Roman" style:font-name-complex="Courier New" fo:font-weight="bold" style:font-weight-asian="bold" style:font-weight-complex="bold" fo:color="#666600" style:letter-kerning="false" fo:font-size="10pt" style:font-size-asian="10pt" style:font-size-complex="10pt" style:language-asian="en" style:country-asian="US" style:language-complex="ar" style:country-complex="SA"/>
    </style:style>
    <style:style style:name="T271" style:parent-style-name="DefaultParagraphFont" style:family="text">
      <style:text-properties style:font-name="Consolas" style:font-name-asian="Times New Roman" style:font-name-complex="Courier New" fo:font-weight="bold" style:font-weight-asian="bold" style:font-weight-complex="bold" fo:color="#880000" style:letter-kerning="false" fo:font-size="10pt" style:font-size-asian="10pt" style:font-size-complex="10pt" style:language-asian="en" style:country-asian="US" style:language-complex="ar" style:country-complex="SA"/>
    </style:style>
    <style:style style:name="T272"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273" style:parent-style-name="DefaultParagraphFont" style:family="text">
      <style:text-properties style:font-name="Consolas" style:font-name-asian="Times New Roman" style:font-name-complex="Courier New" fo:color="#000088" style:letter-kerning="false" fo:font-size="10pt" style:font-size-asian="10pt" style:font-size-complex="10pt" style:language-asian="en" style:country-asian="US" style:language-complex="ar" style:country-complex="SA"/>
    </style:style>
    <style:style style:name="P274" style:parent-style-name="Normal"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6600" style:letter-kerning="false" fo:font-size="10pt" style:font-size-asian="10pt" style:font-size-complex="10pt" style:language-asian="en" style:country-asian="US" style:language-complex="ar" style:country-complex="SA" fo:hyphenate="true"/>
    </style:style>
    <style:style style:name="P275" style:parent-style-name="Standard" style:family="paragraph"/>
    <style:style style:name="P276" style:parent-style-name="Standard" style:family="paragraph">
      <style:paragraph-properties fo:margin-left="0.5in">
        <style:tab-stops/>
      </style:paragraph-properties>
    </style:style>
    <style:style style:name="P277" style:parent-style-name="Standard" style:family="paragraph">
      <style:paragraph-properties fo:margin-left="0.5in">
        <style:tab-stops/>
      </style:paragraph-properties>
    </style:style>
    <style:style style:name="P278" style:parent-style-name="Standard" style:family="paragraph">
      <style:paragraph-properties fo:margin-left="0.5in">
        <style:tab-stops/>
      </style:paragraph-properties>
    </style:style>
    <style:style style:name="P279" style:parent-style-name="Standard" style:family="paragraph"/>
    <style:style style:name="P280" style:parent-style-name="Standard" style:family="paragraph">
      <style:paragraph-properties fo:margin-left="0.5in">
        <style:tab-stops/>
      </style:paragraph-properties>
    </style:style>
    <style:style style:name="P281" style:parent-style-name="Standard" style:family="paragraph">
      <style:paragraph-properties fo:margin-left="0.5in">
        <style:tab-stops/>
      </style:paragraph-properties>
    </style:style>
    <style:style style:name="P282" style:parent-style-name="Standard" style:family="paragraph">
      <style:paragraph-properties fo:margin-left="0.5in">
        <style:tab-stops/>
      </style:paragraph-properties>
    </style:style>
    <style:style style:name="P283" style:parent-style-name="Standard" style:family="paragraph">
      <style:paragraph-properties fo:margin-left="0.5in">
        <style:tab-stops/>
      </style:paragraph-properties>
    </style:style>
    <style:style style:name="P284" style:parent-style-name="Standard" style:family="paragraph">
      <style:paragraph-properties fo:margin-left="0.5in">
        <style:tab-stops/>
      </style:paragraph-properties>
    </style:style>
    <style:style style:name="P285" style:parent-style-name="Standard" style:family="paragraph">
      <style:paragraph-properties fo:margin-left="0.5in">
        <style:tab-stops/>
      </style:paragraph-properties>
    </style:style>
    <style:style style:name="P286" style:parent-style-name="Standard" style:family="paragraph">
      <style:paragraph-properties fo:margin-left="0.5in">
        <style:tab-stops/>
      </style:paragraph-properties>
    </style:style>
    <style:style style:name="P287" style:parent-style-name="Standard" style:family="paragraph">
      <style:paragraph-properties fo:margin-left="0.5in">
        <style:tab-stops/>
      </style:paragraph-properties>
    </style:style>
    <style:style style:name="P288" style:parent-style-name="Standard" style:family="paragraph">
      <style:paragraph-properties fo:margin-left="0.5in">
        <style:tab-stops/>
      </style:paragraph-properties>
    </style:style>
    <style:style style:name="P289" style:parent-style-name="Standard" style:family="paragraph">
      <style:paragraph-properties fo:margin-left="0.5in">
        <style:tab-stops/>
      </style:paragraph-properties>
      <style:text-properties fo:font-weight="bold" style:font-weight-asian="bold"/>
    </style:style>
    <style:style style:name="P290" style:parent-style-name="Standard" style:family="paragraph">
      <style:paragraph-properties fo:margin-left="0.5in">
        <style:tab-stops/>
      </style:paragraph-properties>
    </style:style>
    <style:style style:name="P291" style:parent-style-name="Standard" style:family="paragraph">
      <style:paragraph-properties fo:margin-left="0.5in">
        <style:tab-stops/>
      </style:paragraph-properties>
    </style:style>
    <style:style style:name="P292" style:parent-style-name="Standard" style:family="paragraph">
      <style:paragraph-properties fo:margin-left="0.5in">
        <style:tab-stops/>
      </style:paragraph-properties>
    </style:style>
    <style:style style:name="P293" style:parent-style-name="Standard" style:family="paragraph">
      <style:paragraph-properties fo:margin-left="0.5in">
        <style:tab-stops/>
      </style:paragraph-properties>
    </style:style>
    <style:style style:name="P294" style:parent-style-name="Standard" style:family="paragraph">
      <style:paragraph-properties fo:margin-left="0.5in">
        <style:tab-stops/>
      </style:paragraph-properties>
    </style:style>
    <style:style style:name="P295" style:parent-style-name="Normal" style:family="paragraph">
      <style:paragraph-properties fo:widows="2" fo:orphans="2" style:vertical-align="auto" style:line-height-at-least="0.3333in" fo:background-color="#FFFFFF"/>
      <style:text-properties fo:font-weight="bold" style:font-weight-asian="bold" fo:hyphenate="true"/>
    </style:style>
    <style:style style:name="P296" style:parent-style-name="Normal" style:family="paragraph">
      <style:paragraph-properties fo:widows="2" fo:orphans="2" style:vertical-align="auto" style:line-height-at-least="0.3333in" fo:background-color="#FFFFFF"/>
      <style:text-properties fo:font-weight="bold" style:font-weight-asian="bold" fo:hyphenate="true"/>
    </style:style>
    <style:style style:name="P297" style:parent-style-name="Normal" style:family="paragraph">
      <style:paragraph-properties fo:widows="2" fo:orphans="2" style:vertical-align="auto" style:line-height-at-least="0.3333in" fo:background-color="#FFFFFF"/>
      <style:text-properties fo:font-weight="bold" style:font-weight-asian="bold" fo:hyphenate="true"/>
    </style:style>
    <style:style style:name="P298" style:parent-style-name="Normal" style:family="paragraph">
      <style:paragraph-properties fo:widows="2" fo:orphans="2" style:vertical-align="auto" style:line-height-at-least="0.3333in" fo:background-color="#FFFFFF"/>
      <style:text-properties fo:hyphenate="true"/>
    </style:style>
    <style:style style:name="T299" style:parent-style-name="DefaultParagraphFont" style:family="text">
      <style:text-properties fo:font-weight="bold" style:font-weight-asian="bold"/>
    </style:style>
    <style:style style:name="P300" style:parent-style-name="Normal" style:family="paragraph">
      <style:paragraph-properties fo:widows="2" fo:orphans="2" style:vertical-align="auto" style:line-height-at-least="0.3333in" fo:background-color="#FFFFFF"/>
      <style:text-properties fo:font-weight="bold" style:font-weight-asian="bold" fo:hyphenate="true"/>
    </style:style>
    <style:style style:name="P301" style:parent-style-name="Normal" style:family="paragraph">
      <style:paragraph-properties fo:widows="2" fo:orphans="2" style:vertical-align="auto" style:line-height-at-least="0.3333in" fo:background-color="#FFFFFF"/>
      <style:text-properties fo:font-weight="bold" style:font-weight-asian="bold" fo:hyphenate="true"/>
    </style:style>
    <style:style style:name="P302" style:parent-style-name="Normal" style:family="paragraph">
      <style:paragraph-properties fo:widows="2" fo:orphans="2" style:vertical-align="auto" style:line-height-at-least="0.3333in" fo:background-color="#FFFFFF"/>
      <style:text-properties fo:hyphenate="true"/>
    </style:style>
    <style:style style:name="T303" style:parent-style-name="DefaultParagraphFont" style:family="text">
      <style:text-properties fo:font-weight="bold" style:font-weight-asian="bold"/>
    </style:style>
    <style:style style:name="P304" style:parent-style-name="Normal" style:family="paragraph">
      <style:paragraph-properties fo:widows="2" fo:orphans="2" style:vertical-align="auto" style:line-height-at-least="0.3333in" fo:background-color="#FFFFFF"/>
      <style:text-properties fo:hyphenate="true"/>
    </style:style>
    <style:style style:name="P305" style:parent-style-name="Normal" style:family="paragraph">
      <style:paragraph-properties fo:widows="2" fo:orphans="2" style:vertical-align="auto" style:line-height-at-least="0.3333in" fo:background-color="#FFFFFF"/>
      <style:text-properties fo:hyphenate="true"/>
    </style:style>
    <style:style style:name="P306" style:parent-style-name="Normal" style:family="paragraph">
      <style:paragraph-properties fo:widows="2" fo:orphans="2" style:vertical-align="auto" style:line-height-at-least="0.3333in" fo:background-color="#FFFFFF"/>
      <style:text-properties fo:hyphenate="true"/>
    </style:style>
    <style:style style:name="P307" style:parent-style-name="ListParagraph" style:family="paragraph">
      <style:paragraph-properties fo:widows="2" fo:orphans="2" style:vertical-align="auto" style:line-height-at-least="0.3333in" fo:background-color="#FFFFFF"/>
      <style:text-properties fo:hyphenate="true"/>
    </style:style>
    <style:style style:name="P308" style:parent-style-name="ListParagraph" style:family="paragraph">
      <style:paragraph-properties fo:widows="2" fo:orphans="2" style:vertical-align="auto" style:line-height-at-least="0.3333in" fo:background-color="#FFFFFF"/>
      <style:text-properties fo:hyphenate="true"/>
    </style:style>
    <style:style style:name="P309" style:parent-style-name="ListParagraph" style:family="paragraph">
      <style:paragraph-properties fo:widows="2" fo:orphans="2" style:vertical-align="auto" style:line-height-at-least="0.3333in" fo:background-color="#FFFFFF"/>
      <style:text-properties fo:hyphenate="true"/>
    </style:style>
    <style:style style:name="P310" style:parent-style-name="ListParagraph" style:family="paragraph">
      <style:paragraph-properties fo:widows="2" fo:orphans="2" fo:border="0.0104in solid #DDDDDD" fo:padding="0.1666in" style:shadow="none" style:vertical-align="auto" fo:margin-bottom="0.1666in" style:line-height-at-least="0.1875in" fo:background-color="#F7F7F7">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311" style:parent-style-name="DefaultParagraphFont" style:family="text">
      <style:text-properties style:font-name="Consolas" style:font-name-asian="Times New Roman" style:font-name-complex="Courier New" fo:color="#660066" style:letter-kerning="false" fo:font-size="10pt" style:font-size-asian="10pt" style:font-size-complex="10pt" style:language-asian="en" style:country-asian="US" style:language-complex="ar" style:country-complex="SA"/>
    </style:style>
    <style:style style:name="T312"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3"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14"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5"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16" style:parent-style-name="DefaultParagraphFont" style:family="text">
      <style:text-properties style:font-name="Consolas" style:font-name-asian="Times New Roman" style:font-name-complex="Courier New" fo:color="#660066" style:letter-kerning="false" fo:font-size="10pt" style:font-size-asian="10pt" style:font-size-complex="10pt" style:language-asian="en" style:country-asian="US" style:language-complex="ar" style:country-complex="SA"/>
    </style:style>
    <style:style style:name="T317"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18"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19"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20" style:parent-style-name="DefaultParagraphFont" style:family="text">
      <style:text-properties style:font-name="Consolas" style:font-name-asian="Times New Roman" style:font-name-complex="Courier New" fo:color="#660066" style:letter-kerning="false" fo:font-size="10pt" style:font-size-asian="10pt" style:font-size-complex="10pt" style:language-asian="en" style:country-asian="US" style:language-complex="ar" style:country-complex="SA"/>
    </style:style>
    <style:style style:name="T321"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22"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3"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24"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5" style:parent-style-name="DefaultParagraphFont" style:family="text">
      <style:text-properties style:font-name="Consolas" style:font-name-asian="Times New Roman" style:font-name-complex="Courier New" fo:color="#660066" style:letter-kerning="false" fo:font-size="10pt" style:font-size-asian="10pt" style:font-size-complex="10pt" style:language-asian="en" style:country-asian="US" style:language-complex="ar" style:country-complex="SA"/>
    </style:style>
    <style:style style:name="T326"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7"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28"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29"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30"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1"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2"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33"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4" style:parent-style-name="DefaultParagraphFont" style:family="text">
      <style:text-properties style:font-name="Consolas" style:font-name-asian="Times New Roman" style:font-name-complex="Courier New" fo:color="#660066" style:letter-kerning="false" fo:font-size="10pt" style:font-size-asian="10pt" style:font-size-complex="10pt" style:language-asian="en" style:country-asian="US" style:language-complex="ar" style:country-complex="SA"/>
    </style:style>
    <style:style style:name="T335"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6"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37"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38"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39"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0"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41" style:parent-style-name="DefaultParagraphFont" style:family="text">
      <style:text-properties style:font-name="Consolas" style:font-name-asian="Times New Roman" style:font-name-complex="Courier New" fo:color="#660066" style:letter-kerning="false" fo:font-size="10pt" style:font-size-asian="10pt" style:font-size-complex="10pt" style:language-asian="en" style:country-asian="US" style:language-complex="ar" style:country-complex="SA"/>
    </style:style>
    <style:style style:name="T342"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43"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4"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45"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6"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7"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48"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49"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T350"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US" style:language-complex="ar" style:country-complex="SA"/>
    </style:style>
    <style:style style:name="T351" style:parent-style-name="DefaultParagraphFont" style:family="text">
      <style:text-properties style:font-name="Consolas" style:font-name-asian="Times New Roman" style:font-name-complex="Courier New" fo:color="#666600" style:letter-kerning="false" fo:font-size="10pt" style:font-size-asian="10pt" style:font-size-complex="10pt" style:language-asian="en" style:country-asian="US" style:language-complex="ar" style:country-complex="SA"/>
    </style:style>
    <style:style style:name="P352" style:parent-style-name="Normal" style:family="paragraph">
      <style:paragraph-properties fo:widows="2" fo:orphans="2" style:vertical-align="auto" style:line-height-at-least="0.3333in" fo:background-color="#FFFFFF"/>
      <style:text-properties fo:hyphenate="true"/>
    </style:style>
    <style:style style:name="P353" style:parent-style-name="Normal" style:family="paragraph">
      <style:paragraph-properties fo:widows="2" fo:orphans="2" style:vertical-align="auto" style:line-height-at-least="0.3333in" fo:background-color="#FFFFFF"/>
      <style:text-properties fo:hyphenate="true"/>
    </style:style>
    <style:style style:name="P354" style:parent-style-name="Standard" style:family="paragraph">
      <style:paragraph-properties fo:margin-left="0.5in">
        <style:tab-stops/>
      </style:paragraph-properties>
    </style:style>
    <style:style style:name="P355" style:parent-style-name="Standard" style:family="paragraph">
      <style:paragraph-properties fo:margin-left="0.5in">
        <style:tab-stops/>
      </style:paragraph-properties>
    </style:style>
    <style:style style:name="P356" style:parent-style-name="Standard" style:family="paragraph">
      <style:paragraph-properties fo:margin-left="0.5in">
        <style:tab-stops/>
      </style:paragraph-properties>
    </style:style>
    <style:style style:name="P357" style:parent-style-name="Standard" style:family="paragraph">
      <style:paragraph-properties fo:margin-left="0.5in">
        <style:tab-stops/>
      </style:paragraph-properties>
    </style:style>
    <style:style style:name="P358" style:parent-style-name="Standard" style:family="paragraph">
      <style:paragraph-properties fo:margin-left="0.5in">
        <style:tab-stops/>
      </style:paragraph-properties>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0694in" svg:stroke-color="#4472c4" draw:marker-end="a6"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4472c4" draw:marker-start="a1" draw:marker-end="a2" svg:stroke-opacity="100%" draw:stroke-linejoin="miter" svg:stroke-linecap="butt"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Fragments:</text:p>
      <text:p text:style-name="Standard"/>
      <text:p text:style-name="Standard">Introduced in Android 3.0</text:p>
      <text:p text:style-name="Standard">Fragments represents a portion of user interface in Activity.</text:p>
      <text:p text:style-name="Standard">There can be multiple fragments in an Activity that can be added/removed when<text:s/>activity is running.</text:p>
      <text:p text:style-name="Standard"/>
      <text:p text:style-name="Standard">Uses:</text:p>
      <text:p text:style-name="Standard">-Combine several Frgments in to a single Activity</text:p>
      <text:p text:style-name="Standard">-Reuse fragments across several activities</text:p>
      <text:p text:style-name="Standard">-makes better use of large space in Tablets</text:p>
      <text:p text:style-name="Standard">-Flexible UI design across diff. Screen sizes</text:p>
      <text:p text:style-name="Standard"/>
      <text:p text:style-name="Standard">Fragment LifeCycle:</text:p>
      <text:p text:style-name="Standard"/>
      <text:p text:style-name="Standard">onAttach()</text:p>
      <text:p text:style-name="Standard">onCreate()</text:p>
      <text:p text:style-name="Standard">onCreateView()</text:p>
      <text:p text:style-name="Standard">onActivityCreated()</text:p>
      <text:p text:style-name="Standard">onStart()</text:p>
      <text:p text:style-name="Standard">onResume()</text:p>
      <text:p text:style-name="Standard">onPause()</text:p>
      <text:p text:style-name="Standard">onSaveInstanceState()</text:p>
      <text:p text:style-name="Standard">onStop()</text:p>
      <text:p text:style-name="Standard">onDestroyView()</text:p>
      <text:p text:style-name="Standard">onDestroy()</text:p>
      <text:p text:style-name="Standard">onDetach()</text:p>
      <text:p text:style-name="Standard"/>
      <text:p text:style-name="Standard"/>
      <text:p text:style-name="Standard"/>
      <text:p text:style-name="Standard">//Parcelabel</text:p>
      <text:p text:style-name="Standard"><text:a xlink:href="https://code.tutsplus.com/tutorials/how-to-pass-data-between-activities-with-android-parcelable--cms-29559" office:target-frame-name="_top" xlink:show="replace">https://code.tutsplus.com/tutorials/how-to-pass-data-between-activities-with-android-parcelable--cms-29559</text:a></text:p>
      <text:p text:style-name="Standard"/>
      <text:p text:style-name="P2"><text:span text:style-name="T3">Book book =<text:s/></text:span><text:span text:style-name="T4">new</text:span><text:span text:style-name="T5"><text:s/></text:span><text:span text:style-name="T6">Book(mBkTi</text:span><text:span text:style-name="T7">tle.getText().toString(),</text:span></text:p>
      <text:p text:style-name="P8"><text:span text:style-name="T9">            </text:span><text:span text:style-name="T10">mBkAuthor.getText().toString());</text:span></text:p>
      <text:p text:style-name="P11"> </text:p>
      <text:p text:style-name="P12"><text:span text:style-name="T13">    </text:span><text:span text:style-name="T14">Intent intent =<text:s/></text:span><text:span text:style-name="T15">new</text:span><text:span text:style-name="T16"><text:s/></text:span><text:span text:style-name="T17">Intent(MainActivity.</text:span><text:span text:style-name="T18">this</text:span><text:span text:style-name="T19">, BookActivity.</text:span><text:span text:style-name="T20">class</text:span><text:span text:style-name="T21">);</text:span></text:p>
      <text:p text:style-name="P22"><text:span text:style-name="T23">    </text:span><text:span text:style-name="T24">intent.putExtra(</text:span><text:span text:style-name="T25">"Book"</text:span><text:span text:style-name="T26">, book);</text:span></text:p>
      <text:p text:style-name="P27"><text:span text:style-name="T28">    </text:span><text:span text:style-name="T29">startActivity(intent);</text:span></text:p>
      <text:p text:style-name="Standard"/>
      <text:p text:style-name="P30"><text:span text:style-name="T31">public</text:span><text:span text:style-name="T32"><text:s/></text:span><text:span text:style-name="T33">class</text:span><text:span text:style-name="T34"><text:s/></text:span><text:span text:style-name="T35">Book<text:s/></text:span><text:span text:style-name="T36">implements</text:span><text:span text:style-name="T37"><text:s/></text:span><text:span text:style-name="T38">Parcelable {</text:span></text:p>
      <text:p text:style-name="P39"><text:span text:style-name="T40">  </text:span><text:span text:style-name="T41">//<text:s/></text:span><text:span text:style-name="T42">book basics</text:span></text:p>
      <text:p text:style-name="P43"><text:span text:style-name="T44">  </text:span><text:span text:style-name="T45">private</text:span><text:span text:style-name="T46"><text:s/></text:span><text:span text:style-name="T47">String title;</text:span></text:p>
      <text:p text:style-name="P48"><text:span text:style-name="T49">  </text:span><text:span text:style-name="T50">private</text:span><text:span text:style-name="T51"><text:s/></text:span><text:span text:style-name="T52">String author;</text:span></text:p>
      <text:p text:style-name="P53"><text:span text:style-name="T54">}</text:span></text:p>
      <text:p text:style-name="Standard"/>
      <text:p text:style-name="P55"><text:span text:style-name="T56">Intent intent = getIntent();</text:span></text:p>
      <text:p text:style-name="P57"><text:span text:style-name="T58">Book book = intent.getParcelableExtra(</text:span><text:span text:style-name="T59">"Book"</text:span><text:span text:style-name="T60">);</text:span></text:p>
      <text:p text:style-name="Standard"/>
      <text:soft-page-break/>
      <text:p text:style-name="Standard">Best Practices:</text:p>
      <text:p text:style-name="Standard"/>
      <text:p text:style-name="Standard">Detection of ANR:</text:p>
      <text:p text:style-name="Standard">When your app is performing <text:s/>long running operations on UI thread like Network<text:s/>operations or execution of onReceive() method of broadcast receiver is not finished <text:s/>as it is performing long running operations in this method , ANR is received . A dialog box appears with 2 options: Close the app or wait as UI does not respond to input events and app freezes.</text:p>
      <text:p text:style-name="Standard"/>
      <text:p text:style-name="Standard">Solutions:</text:p>
      <text:p text:style-name="Standard">Perform <text:s/>long running operations on worker thread and update to UI once worker thread finishes its exectution.</text:p>
      <text:p text:style-name="Standard">Use Handlers,AsyncTasks, Intent services for this.</text:p>
      <text:p text:style-name="Standard">If <text:s/>Broadcast receiver is performing long running operations in onReceive() method, create a IntentServic to perform long running operations.</text:p>
      <text:p text:style-name="Standard"/>
      <text:p text:style-name="Standard"/>
      <text:p text:style-name="Standard">Tools to detect long running operations on UI thread:</text:p>
      <text:p text:style-name="Standard"/>
      <text:p text:style-name="P61">Strict mode:</text:p>
      <text:p text:style-name="Standard">Is a developer tool that detects accidental disk writes/disk reads, Network operations that are performed on UI thread.</text:p>
      <text:p text:style-name="Standard"/>
      <text:p text:style-name="Standard">Needs to be enabled in Application Class or your launch Activity’s onCreate() method.</text:p>
      <text:p text:style-name="Standard"/>
      <text:p text:style-name="Standard">It got 2 policies:</text:p>
      <text:p text:style-name="Standard">SetThreadPolicy() <text:s/>: monitors and detects Accidental disk writes/reads, Network operations on Main Thread</text:p>
      <text:p text:style-name="Standard">SetVMPolicy(): Detects leaked Activity objects , leaked SQLite objects and object that are not closed before that are finalized. closable leaks .</text:p>
      <text:p text:style-name="Standard">Displays the info in log cat .</text:p>
      <text:p text:style-name="Standard"/>
      <text:p text:style-name="Standard">Strict mode needs to be enabled in developer mode and needs to be disabled in production mode.</text:p>
      <text:p text:style-name="Standard"><text:s text:c="9"/><text:s text:c="15"/></text:p>
      <text:p text:style-name="Standard"/>
      <text:p text:style-name="P62"><text:span text:style-name="T63">StrictMode.setThreadPolicy(new</text:span><text:span text:style-name="T64"><text:s/></text:span><text:span text:style-name="T65">StrictMode.ThreadPolicy.Builder()</text:span></text:p>
      <text:p text:style-name="P66"><text:span text:style-name="T67">        .detectAll()</text:span></text:p>
      <text:p text:style-name="P68"><text:span text:style-name="T69">        .penaltyLog()</text:span></text:p>
      <text:p text:style-name="P70"><text:span text:style-name="T71">        .penaltyDialog()</text:span></text:p>
      <text:p text:style-name="P72"><text:span text:style-name="T73">        .build());</text:span></text:p>
      <text:p text:style-name="P74"><text:span text:style-name="T75">StrictMode.setVmPolicy(new</text:span><text:span text:style-name="T76"><text:s/></text:span><text:span text:style-name="T77">StrictMode.VmPolicy.Builder().detectAll()</text:span></text:p>
      <text:p text:style-name="P78"><text:span text:style-name="T79">        .penaltyLog()</text:span></text:p>
      <text:p text:style-name="P80"><text:span text:style-name="T81">        .build());</text:span></text:p>
      <text:p text:style-name="Standard"/>
      <text:p text:style-name="Standard"/>
      <text:p text:style-name="Standard"/>
      <text:p text:style-name="Standard"/>
      <text:p text:style-name="Standard"/>
      <text:p text:style-name="Standard"/>
      <text:p text:style-name="Standard"/>
      <text:p text:style-name="Standard"/>
      <text:soft-page-break/>
      <text:p text:style-name="Standard">Public void onCreate(){</text:p>
      <text:p text:style-name="P82"/>
      <text:p text:style-name="P83"><text:span text:style-name="T84">StrictMode.setThreadPolicy(new<text:s/></text:span><text:a xlink:href="https://developer.android.com/reference/android/os/StrictMode.ThreadPolicy.Builder.html" office:target-frame-name="_top" xlink:show="replace"><text:span text:style-name="T85">StrictMode.ThreadPolicy.Builder</text:span></text:a><text:span text:style-name="T86">()</text:span></text:p>
      <text:p text:style-name="P87"><text:s text:c="17"/>.detectDiskReads()</text:p>
      <text:p text:style-name="P88"><text:s text:c="17"/>.detectDiskWrites()</text:p>
      <text:p text:style-name="P89"><text:s text:c="17"/>.detectNetwork() <text:s text:c="2"/>// or .detectAll() for all detectable problems</text:p>
      <text:p text:style-name="P90"><text:s text:c="17"/>.penaltyLog()</text:p>
      <text:p text:style-name="P91"><text:s text:c="17"/>.build());</text:p>
      <text:p text:style-name="P92"><text:span text:style-name="T93"><text:s text:c="9"/>StrictMode.setVmPolicy(new<text:s/></text:span><text:a xlink:href="https://developer.android.com/reference/android/os/StrictMode.VmPolicy.Builder.html" office:target-frame-name="_top" xlink:show="replace"><text:span text:style-name="T94">StrictMode.VmPolicy.Builder</text:span></text:a><text:span text:style-name="T95">()</text:span></text:p>
      <text:p text:style-name="P96"><text:s text:c="17"/>.detectLeakedSqlLiteObjects()</text:p>
      <text:p text:style-name="P97"><text:s text:c="17"/>.detectLeakedClosableObjects()</text:p>
      <text:p text:style-name="P98"><text:s text:c="17"/>.penaltyLog()</text:p>
      <text:p text:style-name="P99"><text:s/><text:s text:c="16"/>.penaltyDeath()</text:p>
      <text:p text:style-name="P100"><text:s text:c="17"/>.build());</text:p>
      <text:p text:style-name="Standard">Super.onCreate();</text:p>
      <text:p text:style-name="Standard">}</text:p>
      <text:p text:style-name="Standard"/>
      <text:p text:style-name="Standard"/>
      <text:p text:style-name="Standard"/>
      <text:p text:style-name="Standard"/>
      <text:p text:style-name="Standard"/>
      <text:p text:style-name="P101"><text:s text:c="29"/>DEPENDENCY INJECTION</text:p>
      <text:p text:style-name="P102"/>
      <text:p text:style-name="P103">Any business application will be having 2 or more classes that collaborate to complete required task.</text:p>
      <text:p text:style-name="P104">Suppose we have classes A and B where A is dependent on B. We create an instance of B in A and complete the task.<text:s/></text:p>
      <text:p text:style-name="P105">Using Dependency injection which is a technique where by an object supplies dependencies required for another object. Which means objects are given their dependencies at creation time by some external entities.</text:p>
      <text:p text:style-name="P106">Dependency Injection is built on the concept of “inversion of control” which means a class gets its dependencies from outside rather than creating instance of the class, it should get dependencies from<text:s/>configuration class.</text:p>
      <text:p text:style-name="P107"/>
      <text:p text:style-name="P108">Dependency injection modes:</text:p>
      <text:p text:style-name="P109">Constructor injection</text:p>
      <text:p text:style-name="P110">Setter injection</text:p>
      <text:p text:style-name="P111">Interface injection</text:p>
      <text:p text:style-name="P112"/>
      <text:p text:style-name="P113"/>
      <text:p text:style-name="P114">Advantages:</text:p>
      <text:p text:style-name="P115">Easily testable</text:p>
      <text:p text:style-name="P116">Loose coupling</text:p>
      <text:p text:style-name="P117">Code reusability</text:p>
      <text:p text:style-name="P118"/>
      <text:p text:style-name="P119"/>
      <text:p text:style-name="P120"/>
      <text:p text:style-name="P121">Libraries:</text:p>
      <text:p text:style-name="P122"/>
      <text:p text:style-name="P123">Butter Knife:</text:p>
      <text:p text:style-name="P124">Is a view binder tool that uses annotations to generate<text:s/>boiler plate code.</text:p>
      <text:p text:style-name="P125">It reduces repetitive lines of findview by ID</text:p>
      <text:p text:style-name="P126"/>
      <text:p text:style-name="P127">In Activity</text:p>
      <text:p text:style-name="P128"/>
      <text:p text:style-name="P129">onCreate(){</text:p>
      <text:p text:style-name="P130">setContentView(…)</text:p>
      <text:p text:style-name="P131">ButterKnife.inject(this);</text:p>
      <text:p text:style-name="P132"/>
      <text:p text:style-name="P133"/>
      <text:p text:style-name="P134">}</text:p>
      <text:p text:style-name="P135"/>
      <text:p text:style-name="P136">Fragment:</text:p>
      <text:p text:style-name="P137">onCreateView(){</text:p>
      <text:p text:style-name="P138">ButterKnife.inject(this,view)</text:p>
      <text:p text:style-name="P139"/>
      <text:p text:style-name="P140">}</text:p>
      <text:p text:style-name="P141"/>
      <text:p text:style-name="P142"/>
      <text:p text:style-name="P143"/>
      <text:p text:style-name="P144">Variable declaration:</text:p>
      <text:p text:style-name="P145"/>
      <text:p text:style-name="P146">@InjectView <text:s/>(R.id.t1) TextView<text:s/>textView;</text:p>
      <text:p text:style-name="P147"/>
      <text:p text:style-name="P148"/>
      <text:p text:style-name="P149">@OnClick(R.id.btn1)</text:p>
      <text:p text:style-name="P150">Void doSomeThing(){ <text:s/>}</text:p>
      <text:p text:style-name="P151"/>
      <text:p text:style-name="P152">@onClick( { <text:s/>R.id.btn1,R.id.btn2 <text:s text:c="2"/>})</text:p>
      <text:p text:style-name="P153">Void doSomething(){ <text:s text:c="2"/>}</text:p>
      <text:p text:style-name="P154"/>
      <text:p text:style-name="P155"/>
      <text:p text:style-name="P156"/>
      <text:p text:style-name="P157"/>
      <text:p text:style-name="P158">ROBOGUICE:</text:p>
      <text:p text:style-name="P159"/>
      <text:p text:style-name="P160">@Inject</text:p>
      <text:p text:style-name="P161">LocationManager locationManager</text:p>
      <text:p text:style-name="P162"/>
      <text:p text:style-name="P163"/>
      <text:p text:style-name="P164">@Inject</text:p>
      <text:p text:style-name="P165">Public void setLocationManager(LocationManager locationManager){ <text:s/></text:p>
      <text:soft-page-break/>
      <text:p text:style-name="P166">This.locationManager = locationManager</text:p>
      <text:p text:style-name="P167"/>
      <text:p text:style-name="P168">}</text:p>
      <text:p text:style-name="P169"/>
      <text:p text:style-name="P170"/>
      <text:p text:style-name="P171">Disadvantages:</text:p>
      <text:p text:style-name="P172"/>
      <text:p text:style-name="P173">Extends<text:s/></text:p>
      <text:p text:style-name="P174">RoboActivity <text:s text:c="2"/>instead of Activity</text:p>
      <text:p text:style-name="P175">RoboFragment <text:s/>instead of Fragment</text:p>
      <text:p text:style-name="P176">RoboService <text:s/>instead of service</text:p>
      <text:p text:style-name="P177"/>
      <text:p text:style-name="P178"/>
      <text:p text:style-name="P179"/>
      <text:p text:style-name="P180">Example ;</text:p>
      <text:p text:style-name="P181">Public class MainActivity extends RoboActivity{</text:p>
      <text:p text:style-name="P182">@InjectView (R.id.hello)<text:s/>TextView textView;</text:p>
      <text:p text:style-name="P183"/>
      <text:p text:style-name="P184">@InjectResource (R.drawable.image) Drawable img;</text:p>
      <text:p text:style-name="P185">@InjectResource(R.string.app_name) String name;</text:p>
      <text:p text:style-name="P186"/>
      <text:p text:style-name="P187">@Inject</text:p>
      <text:p text:style-name="P188">LocationManage locationManager</text:p>
      <text:p text:style-name="P189"/>
      <text:p text:style-name="P190"/>
      <text:p text:style-name="P191">}</text:p>
      <text:p text:style-name="Standard"/>
      <text:p text:style-name="Standard"/>
      <text:p text:style-name="Standard"/>
      <text:p text:style-name="Standard"/>
      <text:p text:style-name="Standard"/>
      <text:p text:style-name="Standard"><text:s text:c="45"/><text:span text:style-name="T192">DAGGER DEPENDENCY INJECTION</text:span></text:p>
      <text:p text:style-name="P193"/>
      <text:p text:style-name="P194"/>
      <text:p text:style-name="Standard"><text:span text:style-name="T195">A dependency<text:s/></text:span><text:span text:style-name="T196">consumer asks for the dependency(Object) from a dependency provider through a connector.</text:span></text:p>
      <text:p text:style-name="P197"/>
      <text:p text:style-name="P198"/>
      <text:p text:style-name="P199">Dependency Provider:</text:p>
      <text:p text:style-name="P200">Classes annotated with @Module are responsible for providing objects that can be injected. These class define methods annotated with @Provides.<text:s/>The returned objects from these methods are available for dependency injection.</text:p>
      <text:p text:style-name="P201"/>
      <text:p text:style-name="P202">Dependency Consumer:</text:p>
      <text:p text:style-name="P203">@Inject is used to define a dependency.</text:p>
      <text:p text:style-name="P204"/>
      <text:p text:style-name="P205"/>
      <text:p text:style-name="P206"/>
      <text:soft-page-break/>
      <text:p text:style-name="P207">Producer and Consumer Connector:</text:p>
      <text:p text:style-name="P208">Interface annotated with @Component defines connection between modules and the<text:s/>objects which express dependency.</text:p>
      <text:p text:style-name="P209"/>
      <text:p text:style-name="P210"/>
      <text:p text:style-name="Standard"><text:a xlink:href="https://code.tutsplus.com/tutorials/dependency-injection-with-dagger-2-on-android--cms-23345" office:target-frame-name="_top" xlink:show="replace"><text:span text:style-name="T211">https://code.tutsplus.com/tutorials/dependency-injection-with-dagger-2-on-android--cms-23345</text:span></text:a></text:p>
      <text:p text:style-name="Standard"/>
      <text:p text:style-name="Standard"/>
      <text:p text:style-name="Standard"/>
      <text:p text:style-name="Standard"><text:s text:c="29"/><text:span text:style-name="T212">MVC</text:span></text:p>
      <text:p text:style-name="Standard"/>
      <text:p text:style-name="Standard">Model <text:s/>: DataBase/backend webservice</text:p>
      <text:p text:style-name="Standard">View : Activity</text:p>
      <text:p text:style-name="Standard">Controller : IS the one that controls both model and view</text:p>
      <text:p text:style-name="Standard"/>
      <text:p text:style-name="Standard">Controller grows and grows and it makes it harder to add new features in MVC.</text:p>
      <text:p text:style-name="Standard"/>
      <text:p text:style-name="Standard"/>
      <text:p text:style-name="Standard"><draw:custom-shape svg:x="2.025in" svg:y="0.10347in" svg:width="1.4375in" svg:height="0.41667in" draw:z-index="251660288" draw:id="id0" draw:style-name="a0" draw:name="Rectangle 2" text:anchor-type="paragraph"><svg:title/><svg:desc/><text:p text:style-name="P213">VieW</text:p><draw:enhanced-geometry draw:type="non-primitive" svg:viewBox="0 0 21600 21600" draw:enhanced-path="M 0 0 L 21600 0 21600 21600 0 21600 Z N"/></draw:custom-shape></text:p>
      <text:p text:style-name="Standard"><draw:connector draw:type="line" svg:x1="3.45208in" svg:y1="0.07847in" svg:x2="4.38958in" svg:y2="0.81806in" draw:z-index="251662336" draw:id="id1" draw:style-name="a3" draw:name="Straight Arrow Connector 5" text:anchor-type="paragraph"><svg:title/><svg:desc/></draw:connector>MVP</text:p>
      <text:p text:style-name="Standard"><draw:custom-shape svg:x="0.06667in" svg:y="0.18889in" svg:width="1.01042in" svg:height="0.52083in" draw:z-index="251659264" draw:id="id2" draw:style-name="a4" draw:name="Rectangle 1" text:anchor-type="paragraph"><svg:title/><svg:desc/><text:p text:style-name="P214">Model</text:p><draw:enhanced-geometry draw:type="non-primitive" svg:viewBox="0 0 21600 21600" draw:enhanced-path="M 0 0 L 21600 0 21600 21600 0 21600 Z N"/></draw:custom-shape>=====</text:p>
      <text:p text:style-name="Standard"><draw:custom-shape svg:x="4.36875in" svg:y="0.08056in" svg:width="1.66667in" svg:height="0.48958in" draw:z-index="251661312" draw:id="id3" draw:style-name="a5" draw:name="Rectangle 3" text:anchor-type="paragraph"><svg:title/><svg:desc/><text:p text:style-name="P215">Presenter</text:p><draw:enhanced-geometry draw:type="non-primitive" svg:viewBox="0 0 21600 21600" draw:enhanced-path="M 0 0 L 21600 0 21600 21600 0 21600 Z N"/></draw:custom-shape></text:p>
      <text:p text:style-name="Standard"><draw:connector draw:type="line" svg:x1="4.34792in" svg:y1="0.31597in" svg:x2="1.07708in" svg:y2="0.15972in" draw:z-index="251663360" draw:id="id4" draw:style-name="a7" draw:name="Straight Arrow Connector 7" text:anchor-type="paragraph"><svg:title/><svg:desc/></draw:connector></text:p>
      <text:p text:style-name="Standard"/>
      <text:p text:style-name="Standard"/>
      <text:p text:style-name="Standard"/>
      <text:p text:style-name="Standard">No communication between View and Model . Model and View are separated.</text:p>
      <text:p text:style-name="Standard"/>
      <text:p text:style-name="Standard">Memory Management:</text:p>
      <text:p text:style-name="Standard"/>
      <text:list text:style-name="LFO1" text:continue-numbering="true">
        <text:list-item>
          <text:p text:style-name="P216">Release memory in response to events</text:p>
        </text:list-item>
      </text:list>
      <text:list text:style-name="LFO2" text:continue-numbering="true">
        <text:list-item>
          <text:p text:style-name="P217">Implement ComponentCallback2 interface and override onTrimMemory(int level) method. Based on the events that occur ,if memory is low and app is in background , release the UI objects that currently hold memory</text:p>
        </text:list-item>
      </text:list>
      <text:list text:style-name="LFO1" text:continue-numbering="true">
        <text:list-item>
          <text:p text:style-name="P218">Check how much memory you should use:</text:p>
        </text:list-item>
      </text:list>
      <text:list text:style-name="LFO2" text:continue-numbering="true">
        <text:list-item>
          <text:p text:style-name="P219">getMemoryInfo() method returns ActivityManager.MemoryInfo object that contains memory <text:s/>information about totalmemory, available memory ,threshold – the memory level @ which the system begins to kills the ap.</text:p>
        </text:list-item>
      </text:list>
      <text:list text:style-name="LFO1" text:continue-numbering="true">
        <text:list-item>
          <text:p text:style-name="P220">Use services Sparingly:</text:p>
        </text:list-item>
      </text:list>
      <text:list text:style-name="LFO2" text:continue-numbering="true">
        <text:list-item>
          <text:p text:style-name="P221">Leaving a service running when its not needed is the worst memory management technique</text:p>
        </text:list-item>
        <text:list-item>
          <text:p text:style-name="P222">If you run a background/long running <text:s/>task <text:s text:c="2"/>using service be sure to stop the service when not needed . Because when a service is started Android system allocates a process to the service and it is high priority , so it consumes lot of memory.</text:p>
        </text:list-item>
        <text:list-item>
          <text:p text:style-name="P223">If you want to do tasks that depending on time constraints like fetching a data from<text:s/><text:soft-page-break/>N/w in particular time intervals . Better to go for jobschedular rather than using service</text:p>
        </text:list-item>
        <text:list-item>
          <text:p text:style-name="P224">The best to use a service is extending IntentService , becz this service stops when it finishes all its background operations.</text:p>
        </text:list-item>
      </text:list>
      <text:p text:style-name="Standard"/>
      <text:p text:style-name="Standard"/>
      <text:p text:style-name="Standard"/>
      <text:p text:style-name="Standard">Launch Time Performace:</text:p>
      <text:p text:style-name="Standard"/>
      <text:list text:style-name="LFO3" text:continue-numbering="true">
        <text:list-item>
          <text:p text:style-name="P225">Heavy App Launch:</text:p>
        </text:list-item>
      </text:list>
      <text:list text:style-name="LFO4" text:continue-numbering="true">
        <text:list-item>
          <text:p text:style-name="P226">Avoid unnecessary initializations or complex logics in Application Subclass’s onCreate() as it is the first class that is excuted before app launch</text:p>
        </text:list-item>
      </text:list>
      <text:list text:style-name="LFO3" text:continue-numbering="true">
        <text:list-item>
          <text:p text:style-name="P227">Heavy Activity Launch:</text:p>
        </text:list-item>
      </text:list>
      <text:list text:style-name="LFO4" text:continue-numbering="true">
        <text:list-item>
          <text:p text:style-name="P228">Don’t create complex layouts . Use flat viewhierarcy</text:p>
        </text:list-item>
        <text:list-item>
          <text:p text:style-name="P229">Don’t inflate views that are not needed in the initial display</text:p>
        </text:list-item>
        <text:list-item>
          <text:p text:style-name="P230">Don’t run <text:s/>long running operations on UI thread as it takes more time to launch initial actity</text:p>
        </text:list-item>
      </text:list>
      <text:list text:style-name="LFO3" text:continue-numbering="true">
        <text:list-item>
          <text:p text:style-name="P231">Themed launch screens</text:p>
        </text:list-item>
      </text:list>
      <text:p text:style-name="P232"><text:s text:c="7"/>Don’t suppress the launch blank screen as it increases the waiting time of initial launch.<text:s/></text:p>
      <text:p text:style-name="Standard"><text:s text:c="21"/>Use Activity’s window background theme specified as apart of<text:s/>material design.</text:p>
      <text:p text:style-name="Standard">Security:</text:p>
      <text:p text:style-name="Standard"/>
      <text:p text:style-name="Standard"/>
      <text:p text:style-name="Standard">Enforce Secure Data Communication:</text:p>
      <text:p text:style-name="Standard"/>
      <text:list text:style-name="LFO5" text:continue-numbering="true">
        <text:list-item>
          <text:p text:style-name="P233">Show App Chooser for Implicit Intent:</text:p>
        </text:list-item>
      </text:list>
      <text:p text:style-name="P234"><text:s text:c="6"/>If an implicit Intent can launch at least two possible apps, explicitly show an app chooser. User can exchange their sensitive data with the app<text:s/>they trust.</text:p>
      <text:p text:style-name="P235"/>
      <text:p text:style-name="P236"><text:s text:c="2"/>Code:</text:p>
      <text:p text:style-name="P237"><text:s text:c="4"/>Intent intent = new Intent(this,Intent.ACTION_SEND)</text:p>
      <text:p text:style-name="P238"><text:s/>List&lt;ResolveInfo&gt; resolverList = queryIntentActivities(intent,PackageManager.MATCH_ALL);</text:p>
      <text:p text:style-name="P239"><text:s/>if(resolverList.size&gt;0){</text:p>
      <text:p text:style-name="P240"><text:s/>Intent intent = Intent.CreateChooser(intent,title);</text:p>
      <text:p text:style-name="P241">startActivity(intent);</text:p>
      <text:p text:style-name="P242"/>
      <text:p text:style-name="P243">}</text:p>
      <text:p text:style-name="P244"/>
      <text:list text:style-name="LFO5" text:continue-numbering="true">
        <text:list-item>
          <text:p text:style-name="P245">Apply Signature-based <text:s/>permissions:</text:p>
        </text:list-item>
      </text:list>
      <text:p text:style-name="P246"><text:s text:c="9"/>When you are sharing data between 2 apps that you control /own use signature – based permissions. These permissions do not require user confirmation instead check the apps accessing the data are signed with same signed key.</text:p>
      <text:p text:style-name="P247"><text:s/></text:p>
      <text:p text:style-name="P248"><text:span text:style-name="T249">&lt;manifest</text:span><text:span text:style-name="T250"><text:s/></text:span><text:span text:style-name="T251">xmlns:android</text:span><text:span text:style-name="T252">=</text:span><text:span text:style-name="T253">"http://schemas.android.com/apk/res/android"</text:span><text:span text:style-name="T254"><text:line-break/></text:span><text:span text:style-name="T255">   <text:s/></text:span><text:span text:style-name="T256">package</text:span><text:span text:style-name="T257">=</text:span><text:span text:style-name="T258">"com.example.myapp"</text:span><text:span text:style-name="T259">&gt;</text:span><text:span text:style-name="T260"><text:line-break/></text:span><text:span text:style-name="T261">   <text:s/></text:span><text:span text:style-name="T262">&lt;permission</text:span><text:span text:style-name="T263"><text:s/></text:span><text:span text:style-name="T264">android:name</text:span><text:span text:style-name="T265">=</text:span><text:span text:style-name="T266">"my_custom_permission_name"</text:span><text:span text:style-name="T267"><text:line-break/></text:span><text:span text:style-name="T268">               <text:s/></text:span><text:span text:style-name="T269">android:protectionLevel</text:span><text:span text:style-name="T270">=</text:span><text:span text:style-name="T271">"signature"</text:span><text:span text:style-name="T272"><text:s/></text:span><text:span text:style-name="T273">/&gt;</text:span></text:p>
      <text:p text:style-name="P274"/>
      <text:list text:style-name="LFO5" text:continue-numbering="true">
        <text:list-item>
          <text:p text:style-name="P275">Disallow access to your app’s content providers:</text:p>
        </text:list-item>
      </text:list>
      <text:p text:style-name="P276"><text:s text:c="11"/>Don’t allow other developer’s apps to access content providers of your app.</text:p>
      <text:p text:style-name="P277">Set android:exported = false . This is important becoz for the apps running on devices with android 4.1.1 or lower<text:s/>versions android:exported is set to true by default.<text:s/></text:p>
      <text:p text:style-name="P278"/>
      <text:list text:style-name="LFO5" text:continue-numbering="true">
        <text:list-item>
          <text:p text:style-name="P279">Apply Security measures:</text:p>
        </text:list-item>
      </text:list>
      <text:p text:style-name="P280"><text:s text:c="4"/>If your communicates with webserver that has certificate issued by well-known trusted CA , then Https request is very simple</text:p>
      <text:p text:style-name="P281">Url url = new URL(<text:a xlink:href="https://google.com" office:target-frame-name="_top" xlink:show="replace"><text:span text:style-name="Hyperlink">https://google.com</text:span></text:a>”);</text:p>
      <text:p text:style-name="P282">HttpsURLConnection connection = (HttpsUrlConnection) url.openConnection();</text:p>
      <text:p text:style-name="P283">Connection.connect();</text:p>
      <text:p text:style-name="P284"/>
      <text:p text:style-name="P285"/>
      <text:p text:style-name="P286"/>
      <text:p text:style-name="P287"/>
      <text:p text:style-name="P288"/>
      <text:p text:style-name="P289">Providing permissions:</text:p>
      <text:p text:style-name="P290"/>
      <text:p text:style-name="P291">Use intents to defer permissions:</text:p>
      <text:p text:style-name="P292">Don’t add <text:s/>permission to your app <text:s/>to complete an action <text:s/>that<text:s/>could <text:s/>be completed in another app. Instead use intent <text:s/>to direct the request to other app that already has permission.</text:p>
      <text:p text:style-name="P293"/>
      <text:p text:style-name="P294"/>
      <text:h text:style-name="P295" text:outline-level="2"><text:s text:c="14"/>Storing data safely</text:h>
      <text:h text:style-name="P296" text:outline-level="2"/>
      <text:h text:style-name="P297" text:outline-level="2"><text:s text:c="13"/>Store Private data in internal storage</text:h>
      <text:h text:style-name="P298" text:outline-level="2"><text:span text:style-name="T299"><text:s text:c="13"/></text:span>All private user data to be stored<text:s/>in internal storage . Your app does not require permission to view the files . Other apps will not have permission to access data . AS a security measure the data stored in internal memory is deleted when the app is uninstalled.</text:h>
      <text:h text:style-name="P300" text:outline-level="2"/>
      <text:h text:style-name="P301" text:outline-level="2"><text:s text:c="12"/>Storing data<text:s/>in External storage:</text:h>
      <text:h text:style-name="P302" text:outline-level="2"><text:span text:style-name="T303"><text:s text:c="4"/></text:span><text:s/>Data stored in External storage will not security and can be accessed by any app. Android Sys does not provide any security for the data stored in External storage. The SD card can be removed/added.</text:h>
      <text:h text:style-name="P304" text:outline-level="2">Scooped Access:</text:h>
      <text:h text:style-name="P305" text:outline-level="2"><text:s/>If your device<text:s/>needs access to a specific directory in External Stored use scooped access.</text:h>
      <text:soft-page-break/>
      <text:h text:style-name="P306" text:outline-level="2"><text:s/>If we include READ_EXTERNAL_STORAGE,WRITE_EXTERNAL_STORAGE permission app is provided access to all directories of external storage.</text:h>
      <text:list text:style-name="LFO6" text:continue-numbering="true">
        <text:list-item>
          <text:p text:style-name="P307">StorageManager class to access to the storage<text:s/>volume of external storage(primary/secondary storage)</text:p>
        </text:list-item>
        <text:list-item>
          <text:p text:style-name="P308">Create intent using createAccessIntent() method</text:p>
        </text:list-item>
        <text:list-item>
          <text:p text:style-name="P309">Example to access primary storage Info.</text:p>
        </text:list-item>
        <text:list-item>
          <text:p text:style-name="P310"><text:span text:style-name="T311">StorageManager</text:span><text:span text:style-name="T312"><text:s/>sm<text:s/></text:span><text:span text:style-name="T313">=</text:span><text:span text:style-name="T314"><text:s/></text:span><text:span text:style-name="T315">(</text:span><text:span text:style-name="T316">StorageManager</text:span><text:span text:style-name="T317">)</text:span><text:span text:style-name="T318">getSystemService</text:span><text:span text:style-name="T319">(</text:span><text:span text:style-name="T320">Context</text:span><text:span text:style-name="T321">.</text:span><text:span text:style-name="T322">STORAGE_SERVICE</text:span><text:span text:style-name="T323">);</text:span><text:span text:style-name="T324"><text:line-break/></text:span><text:span text:style-name="T325">StorageVolume</text:span><text:span text:style-name="T326"><text:s/>volume<text:s/></text:span><text:span text:style-name="T327">=</text:span><text:span text:style-name="T328"><text:s/>sm</text:span><text:span text:style-name="T329">.</text:span><text:span text:style-name="T330">getPrima</text:span><text:span text:style-name="T331">ryStorageVolume</text:span><text:span text:style-name="T332">();</text:span><text:span text:style-name="T333"><text:line-break/></text:span><text:span text:style-name="T334">Intent</text:span><text:span text:style-name="T335"><text:s/>intent<text:s/></text:span><text:span text:style-name="T336">=</text:span><text:span text:style-name="T337"><text:s/>volume</text:span><text:span text:style-name="T338">.</text:span><text:span text:style-name="T339">createAccessIntent</text:span><text:span text:style-name="T340">(</text:span><text:span text:style-name="T341">Environment</text:span><text:span text:style-name="T342">.</text:span><text:span text:style-name="T343">DIRECTORY_PICTURES</text:span><text:span text:style-name="T344">);</text:span><text:span text:style-name="T345"><text:line-break/></text:span><text:span text:style-name="T346">startActivityForResult</text:span><text:span text:style-name="T347">(</text:span><text:span text:style-name="T348">intent</text:span><text:span text:style-name="T349">,</text:span><text:span text:style-name="T350"><text:s/>request_code</text:span><text:span text:style-name="T351">);</text:span></text:p>
        </text:list-item>
      </text:list>
      <text:h text:style-name="P352" text:outline-level="2"/>
      <text:h text:style-name="P353" text:outline-level="2"/>
      <text:p text:style-name="P354"/>
      <text:p text:style-name="P355"/>
      <text:p text:style-name="P356"/>
      <text:p text:style-name="P357"/>
      <text:p text:style-name="P3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ource Code Pro" svg:font-family="Source Code Pro"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NSimSun"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808080" fo:background-color="#E6E6E6"/>
    </style:style>
    <style:style style:name="tag" style:display-name="tag" style:family="text" style:parent-style-name="DefaultParagraphFont"/>
    <style:style style:name="pln" style:display-name="pln" style:family="text" style:parent-style-name="DefaultParagraphFont"/>
    <style:style style:name="atn" style:display-name="atn" style:family="text" style:parent-style-name="DefaultParagraphFont"/>
    <style:style style:name="pun" style:display-name="pun" style:family="text" style:parent-style-name="DefaultParagraphFont"/>
    <style:style style:name="atv" style:display-name="atv" style:family="text" style:parent-style-name="DefaultParagraphFont"/>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yp" style:display-name="ty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Times New Roman" style:font-name-asian="SimSu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1" svg:viewBox="0 0 20 30" svg:d="m10 0-10 30h20z"/>
    <draw:marker draw:name="a2" svg:viewBox="0 0 20 30" svg:d="m10 0-10 30h20z"/>
  </office:styles>
  <office:automatic-styles>
    <text:list-style style:name="LFO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583in" text:min-label-width="0.25in" text:list-level-position-and-space-mode="label-alignment">
          <style:list-level-label-alignment text:label-followed-by="listtab" fo:margin-left="1.2083in" fo:text-indent="-0.25in"/>
        </style:list-level-properties>
        <style:text-properties style:font-name="Symbol"/>
      </text:list-level-style-bullet>
      <text:list-level-style-bullet text:level="2" text:style-name="WW_CharLFO2LVL2" text:bullet-char="o">
        <style:list-level-properties text:space-before="1.4583in" text:min-label-width="0.25in" text:list-level-position-and-space-mode="label-alignment">
          <style:list-level-label-alignment text:label-followed-by="listtab" fo:margin-left="1.7083in" fo:text-indent="-0.25in"/>
        </style:list-level-properties>
        <style:text-properties style:font-name="Courier New"/>
      </text:list-level-style-bullet>
      <text:list-level-style-bullet text:level="3" text:style-name="WW_CharLFO2LVL3" text:bullet-char="">
        <style:list-level-properties text:space-before="1.9583in" text:min-label-width="0.25in" text:list-level-position-and-space-mode="label-alignment">
          <style:list-level-label-alignment text:label-followed-by="listtab" fo:margin-left="2.2083in" fo:text-indent="-0.25in"/>
        </style:list-level-properties>
        <style:text-properties style:font-name="Wingdings"/>
      </text:list-level-style-bullet>
      <text:list-level-style-bullet text:level="4" text:style-name="WW_CharLFO2LVL4"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Symbol"/>
      </text:list-level-style-bullet>
      <text:list-level-style-bullet text:level="5" text:style-name="WW_CharLFO2LVL5"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6" text:style-name="WW_CharLFO2LVL6"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7" text:style-name="WW_CharLFO2LVL7"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8" text:style-name="WW_CharLFO2LVL8"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9" text:style-name="WW_CharLFO2LVL9"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Symbol"/>
      </text:list-level-style-bullet>
      <text:list-level-style-bullet text:level="2" text:style-name="WW_CharLFO4LVL2" text:bullet-char="o">
        <style:list-level-properties text:space-before="1.5416in" text:min-label-width="0.25in" text:list-level-position-and-space-mode="label-alignment">
          <style:list-level-label-alignment text:label-followed-by="listtab" fo:margin-left="1.7916in" fo:text-indent="-0.25in"/>
        </style:list-level-properties>
        <style:text-properties style:font-name="Courier New"/>
      </text:list-level-style-bullet>
      <text:list-level-style-bullet text:level="3" text:style-name="WW_CharLFO4LVL3"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Wingdings"/>
      </text:list-level-style-bullet>
      <text:list-level-style-bullet text:level="4" text:style-name="WW_CharLFO4LVL4"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Symbol"/>
      </text:list-level-style-bullet>
      <text:list-level-style-bullet text:level="5" text:style-name="WW_CharLFO4LVL5" text:bullet-char="o">
        <style:list-level-properties text:space-before="3.0416in" text:min-label-width="0.25in" text:list-level-position-and-space-mode="label-alignment">
          <style:list-level-label-alignment text:label-followed-by="listtab" fo:margin-left="3.2916in" fo:text-indent="-0.25in"/>
        </style:list-level-properties>
        <style:text-properties style:font-name="Courier New"/>
      </text:list-level-style-bullet>
      <text:list-level-style-bullet text:level="6" text:style-name="WW_CharLFO4LVL6"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Wingdings"/>
      </text:list-level-style-bullet>
      <text:list-level-style-bullet text:level="7" text:style-name="WW_CharLFO4LVL7"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Symbol"/>
      </text:list-level-style-bullet>
      <text:list-level-style-bullet text:level="8" text:style-name="WW_CharLFO4LVL8" text:bullet-char="o">
        <style:list-level-properties text:space-before="4.5416in" text:min-label-width="0.25in" text:list-level-position-and-space-mode="label-alignment">
          <style:list-level-label-alignment text:label-followed-by="listtab" fo:margin-left="4.7916in" fo:text-indent="-0.25in"/>
        </style:list-level-properties>
        <style:text-properties style:font-name="Courier New"/>
      </text:list-level-style-bullet>
      <text:list-level-style-bullet text:level="9" text:style-name="WW_CharLFO4LVL9" text:bullet-char="">
        <style:list-level-properties text:space-before="5.0416in" text:min-label-width="0.25in" text:list-level-position-and-space-mode="label-alignment">
          <style:list-level-label-alignment text:label-followed-by="listtab" fo:margin-left="5.2916in" fo:text-indent="-0.25in"/>
        </style:list-level-properties>
        <style:text-properties style:font-name="Wingdings"/>
      </text:list-level-style-bullet>
    </text:list-style>
    <text:list-style style:name="LFO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andra Sai Mohan Bhupathi</meta:initial-creator>
    <dc:creator>CHANDRA SAI MOHAN BHUPATHI</dc:creator>
    <meta:creation-date>2018-03-05T08:33:00Z</meta:creation-date>
    <dc:date>2018-03-23T05:40:00Z</dc:date>
    <meta:template xlink:href="Normal" xlink:type="simple"/>
    <meta:editing-cycles>23</meta:editing-cycles>
    <meta:editing-duration>PT27060S</meta:editing-duration>
    <meta:document-statistic meta:page-count="9" meta:paragraph-count="23" meta:word-count="1752" meta:character-count="11717" meta:row-count="83" meta:non-whitespace-character-count="9988"/>
  </office:meta>
</office:document-meta>
</file>